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automatic-styles>
    <style:style style:name="Tabla4" style:family="table">
      <style:table-properties style:width="8.301cm" fo:margin-left="0cm" fo:margin-right="-0.053cm" fo:margin-top="0cm" fo:margin-bottom="0cm" table:align="margins" style:writing-mode="lr-tb"/>
    </style:style>
    <style:style style:name="Tabla4.A" style:family="table-column">
      <style:table-column-properties style:column-width="1.979cm" style:rel-column-width="15624*"/>
    </style:style>
    <style:style style:name="Tabla4.B" style:family="table-column">
      <style:table-column-properties style:column-width="6.322cm" style:rel-column-width="49911*"/>
    </style:style>
    <style:style style:name="Tabla4.1" style:family="table-row">
      <style:table-row-properties style:min-row-height="1.838cm" fo:keep-together="auto"/>
    </style:style>
    <style:style style:name="Tabla4.A1" style:family="table-cell">
      <style:table-cell-properties fo:background-color="#ffffff" fo:padding-left="0.123cm" fo:padding-right="0.123cm" fo:padding-top="0cm" fo:padding-bottom="0cm" fo:border-left="0.5pt solid #000001" fo:border-right="none" fo:border-top="0.5pt solid #000001" fo:border-bottom="0.5pt solid #000001">
        <style:background-image/>
      </style:table-cell-properties>
    </style:style>
    <style:style style:name="Tabla4.B1" style:family="table-cell">
      <style:table-cell-properties fo:background-color="#ffffff" fo:padding-left="0.123cm" fo:padding-right="0.123cm" fo:padding-top="0cm" fo:padding-bottom="0cm" fo:border="0.5pt solid #000001">
        <style:background-image/>
      </style:table-cell-properties>
    </style:style>
    <style:style style:name="Tabla4.2" style:family="table-row">
      <style:table-row-properties style:min-row-height="3.875cm" fo:keep-together="auto"/>
    </style:style>
    <style:style style:name="Tabla5" style:family="table">
      <style:table-properties style:width="18.399cm" fo:margin-left="0.122cm" fo:margin-top="0cm" fo:margin-bottom="0cm" table:align="left" style:writing-mode="lr-tb"/>
    </style:style>
    <style:style style:name="Tabla5.A" style:family="table-column">
      <style:table-column-properties style:column-width="1.104cm"/>
    </style:style>
    <style:style style:name="Tabla5.B" style:family="table-column">
      <style:table-column-properties style:column-width="4.399cm"/>
    </style:style>
    <style:style style:name="Tabla5.C" style:family="table-column">
      <style:table-column-properties style:column-width="4.597cm"/>
    </style:style>
    <style:style style:name="Tabla5.D" style:family="table-column">
      <style:table-column-properties style:column-width="4.505cm"/>
    </style:style>
    <style:style style:name="Tabla5.E" style:family="table-column">
      <style:table-column-properties style:column-width="3.794cm"/>
    </style:style>
    <style:style style:name="Tabla5.1" style:family="table-row">
      <style:table-row-properties style:min-row-height="2cm" fo:keep-together="always"/>
    </style:style>
    <style:style style:name="Tabla5.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a5.C1" style:family="table-cell">
      <style:table-cell-properties fo:background-color="#ffffff" fo:padding-left="0.191cm" fo:padding-right="0.191cm" fo:padding-top="0cm" fo:padding-bottom="0cm" fo:border="0.5pt solid #000001">
        <style:background-image/>
      </style:table-cell-properties>
    </style:style>
    <style:style style:name="Tabla5.2" style:family="table-row">
      <style:table-row-properties style:min-row-height="0.582cm" fo:keep-together="auto"/>
    </style:style>
    <style:style style:name="Tabla5.4" style:family="table-row">
      <style:table-row-properties style:min-row-height="1.374cm" fo:keep-together="auto"/>
    </style:style>
    <style:style style:name="Tabla5.A1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a5.E1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a1" style:family="table">
      <style:table-properties style:width="18.399cm" fo:margin-left="0.09cm" fo:margin-top="0cm" fo:margin-bottom="0cm" table:align="left" style:writing-mode="lr-tb"/>
    </style:style>
    <style:style style:name="Tabla1.A" style:family="table-column">
      <style:table-column-properties style:column-width="1.104cm"/>
    </style:style>
    <style:style style:name="Tabla1.B" style:family="table-column">
      <style:table-column-properties style:column-width="4.898cm"/>
    </style:style>
    <style:style style:name="Tabla1.C" style:family="table-column">
      <style:table-column-properties style:column-width="4.491cm"/>
    </style:style>
    <style:style style:name="Tabla1.D" style:family="table-column">
      <style:table-column-properties style:column-width="4.006cm"/>
    </style:style>
    <style:style style:name="Tabla1.E" style:family="table-column">
      <style:table-column-properties style:column-width="3.9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a1.C1" style:family="table-cell">
      <style:table-cell-properties fo:background-color="#ffffff" fo:padding-left="0.191cm" fo:padding-right="0.191cm" fo:padding-top="0cm" fo:padding-bottom="0cm" fo:border="0.5pt solid #000001">
        <style:background-image/>
      </style:table-cell-properties>
    </style:style>
    <style:style style:name="Tabla1.2" style:family="table-row">
      <style:table-row-properties style:min-row-height="0.582cm" fo:keep-together="auto"/>
    </style:style>
    <style:style style:name="Tabla1.3" style:family="table-row">
      <style:table-row-properties style:min-row-height="0.139cm" fo:keep-together="auto"/>
    </style:style>
    <style:style style:name="Tabla1.A1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a1.E1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a2" style:family="table">
      <style:table-properties style:width="15.894cm" fo:margin-left="1.341cm" fo:margin-top="0cm" fo:margin-bottom="0cm" table:align="left" style:writing-mode="lr-tb"/>
    </style:style>
    <style:style style:name="Tabla2.A" style:family="table-column">
      <style:table-column-properties style:column-width="8.195cm"/>
    </style:style>
    <style:style style:name="Tabla2.B" style:family="table-column">
      <style:table-column-properties style:column-width="7.699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a2.B1" style:family="table-cell">
      <style:table-cell-properties fo:background-color="#ffffff" fo:padding-left="0.191cm" fo:padding-right="0.191cm" fo:padding-top="0cm" fo:padding-bottom="0cm" fo:border="0.5pt solid #000001">
        <style:background-image/>
      </style:table-cell-properties>
    </style:style>
    <style:style style:name="Tabla2.2" style:family="table-row">
      <style:table-row-properties style:min-row-height="0.344cm" fo:keep-together="auto"/>
    </style:style>
    <style:style style:name="Tabla3" style:family="table">
      <style:table-properties style:width="15.829cm" fo:margin-left="1.376cm" table:align="left"/>
    </style:style>
    <style:style style:name="Tabla3.A" style:family="table-column">
      <style:table-column-properties style:column-width="1.603cm"/>
    </style:style>
    <style:style style:name="Tabla3.B" style:family="table-column">
      <style:table-column-properties style:column-width="8.969cm"/>
    </style:style>
    <style:style style:name="Tabla3.C" style:family="table-column">
      <style:table-column-properties style:column-width="2.716cm"/>
    </style:style>
    <style:style style:name="Tabla3.D" style:family="table-column">
      <style:table-column-properties style:column-width="2.5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justify" style:justify-single-word="false"/>
      <style:text-properties fo:language="es" fo:country="AR"/>
    </style:style>
    <style:style style:name="P2" style:family="paragraph" style:parent-style-name="Default">
      <style:paragraph-properties fo:margin-left="-1.251cm" fo:margin-right="0.63cm" fo:text-indent="0cm" style:auto-text-indent="false">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margin-left="0cm" fo:margin-right="0.988cm" fo:line-height="100%" fo:text-indent="0.501cm" style:auto-text-indent="false"/>
      <style:text-properties officeooo:paragraph-rsid="0088481c"/>
    </style:style>
    <style:style style:name="P5" style:family="paragraph" style:parent-style-name="Standard">
      <style:paragraph-properties fo:margin-left="0cm" fo:margin-right="0.988cm" fo:line-height="100%" fo:text-indent="0.501cm" style:auto-text-indent="false"/>
      <style:text-properties style:font-name="Times New Roman" fo:font-size="12pt" fo:language="es" fo:country="AR" fo:font-style="italic" fo:font-weight="bold" officeooo:paragraph-rsid="00ac1e35" style:font-size-asian="12pt" style:font-style-asian="italic" style:font-weight-asian="bold" style:font-name-complex="Times New Roman" style:font-size-complex="12pt"/>
    </style:style>
    <style:style style:name="P6" style:family="paragraph" style:parent-style-name="Standard">
      <style:text-properties style:font-name="Times New Roman" fo:font-size="10pt" fo:language="es" fo:country="AR" officeooo:rsid="00ca4698" officeooo:paragraph-rsid="00ba2e4c" style:font-size-asian="10pt" style:font-name-complex="Times New Roman" style:font-size-complex="10pt"/>
    </style:style>
    <style:style style:name="P7" style:family="paragraph" style:parent-style-name="Standard">
      <style:paragraph-properties fo:text-align="center" style:justify-single-word="false"/>
      <style:text-properties style:font-name="Times New Roman" fo:font-size="10pt" fo:language="es" fo:country="AR" fo:font-weight="bold" officeooo:rsid="008f37e1" officeooo:paragraph-rsid="00b83ff4" style:font-size-asian="10pt" style:font-weight-asian="bold" style:font-size-complex="10pt" style:font-weight-complex="bold"/>
    </style:style>
    <style:style style:name="P8" style:family="paragraph" style:parent-style-name="Text_20_body_20__28_user_29_">
      <style:text-properties style:font-name="Times New Roman" fo:language="es" fo:country="AR"/>
    </style:style>
    <style:style style:name="P9" style:family="paragraph" style:parent-style-name="Text_20_body_20__28_user_29_">
      <style:text-properties style:font-name="Times New Roman" fo:language="es" fo:country="AR" officeooo:rsid="0006fa81" officeooo:paragraph-rsid="00a23a9e" style:language-asian="zh" style:country-asian="CN"/>
    </style:style>
    <style:style style:name="P10" style:family="paragraph" style:parent-style-name="Text_20_body_20__28_user_29_">
      <style:text-properties fo:language="es" fo:country="AR"/>
    </style:style>
    <style:style style:name="P11" style:family="paragraph" style:parent-style-name="Text_20_body_20__28_user_29_">
      <style:text-properties fo:language="es" fo:country="AR" fo:font-style="normal" officeooo:paragraph-rsid="00a23a9e" style:language-asian="zh" style:country-asian="CN" style:font-style-asian="normal" style:font-style-complex="normal"/>
    </style:style>
    <style:style style:name="P12" style:family="paragraph" style:parent-style-name="Text_20_body_20__28_user_29_">
      <style:text-properties fo:language="es" fo:country="AR" style:language-asian="zh" style:country-asian="CN"/>
    </style:style>
    <style:style style:name="P13" style:family="paragraph" style:parent-style-name="Text_20_body_20__28_user_29_">
      <style:text-properties fo:language="es" fo:country="AR" officeooo:paragraph-rsid="00a23a9e" style:language-asian="zh" style:country-asian="CN"/>
    </style:style>
    <style:style style:name="P14" style:family="paragraph" style:parent-style-name="Text_20_body_20__28_user_29_">
      <style:text-properties fo:language="es" fo:country="AR" officeooo:paragraph-rsid="00a23a9e"/>
    </style:style>
    <style:style style:name="P15" style:family="paragraph" style:parent-style-name="Text_20_body_20__28_user_29_">
      <style:text-properties fo:language="es" fo:country="AR" officeooo:rsid="00b096a9" officeooo:paragraph-rsid="00b096a9"/>
    </style:style>
    <style:style style:name="P16" style:family="paragraph" style:parent-style-name="Text_20_body_20__28_user_29_">
      <style:paragraph-properties fo:text-align="center" style:justify-single-word="false"/>
      <style:text-properties fo:font-style="italic" style:font-style-asian="italic" style:font-style-complex="italic"/>
    </style:style>
    <style:style style:name="P17" style:family="paragraph" style:parent-style-name="Text_20_body_20__28_user_29_">
      <style:paragraph-properties fo:text-align="center" style:justify-single-word="false"/>
      <style:text-properties fo:font-style="normal" style:font-style-asian="normal" style:font-style-complex="normal"/>
    </style:style>
    <style:style style:name="P18" style:family="paragraph" style:parent-style-name="Text_20_body_20__28_user_29_">
      <style:paragraph-properties fo:margin-left="0cm" fo:margin-right="0cm" fo:text-indent="0cm" style:auto-text-indent="false"/>
      <style:text-properties fo:language="es" fo:country="AR" officeooo:rsid="00a86c53" officeooo:paragraph-rsid="00a23a9e" style:language-asian="zh" style:country-asian="CN"/>
    </style:style>
    <style:style style:name="P19" style:family="paragraph" style:parent-style-name="Text_20_body_20__28_user_29_">
      <style:paragraph-properties fo:margin-left="0cm" fo:margin-right="0cm" fo:text-indent="0cm" style:auto-text-indent="false"/>
      <style:text-properties fo:language="es" fo:country="AR" officeooo:paragraph-rsid="00a23a9e"/>
    </style:style>
    <style:style style:name="P20" style:family="paragraph" style:parent-style-name="Text_20_body_20__28_user_29_">
      <style:paragraph-properties fo:margin-left="0cm" fo:margin-right="0cm" fo:text-indent="0cm" style:auto-text-indent="false"/>
      <style:text-properties fo:language="es" fo:country="AR" fo:font-style="normal" officeooo:paragraph-rsid="00a23a9e" style:font-style-asian="normal" style:font-style-complex="normal"/>
    </style:style>
    <style:style style:name="P21" style:family="paragraph" style:parent-style-name="Text_20_body_20__28_user_29_">
      <style:paragraph-properties fo:margin-left="0cm" fo:margin-right="0cm" fo:text-indent="0cm" style:auto-text-indent="false"/>
      <style:text-properties fo:language="es" fo:country="AR" fo:font-style="italic" officeooo:paragraph-rsid="00a23a9e" style:font-style-asian="italic" style:font-style-complex="italic"/>
    </style:style>
    <style:style style:name="P22" style:family="paragraph" style:parent-style-name="LO-Normal1">
      <style:paragraph-properties fo:hyphenation-ladder-count="no-limit"/>
      <style:text-properties officeooo:paragraph-rsid="00cbed9e" fo:hyphenate="true" fo:hyphenation-remain-char-count="2" fo:hyphenation-push-char-count="2"/>
    </style:style>
    <style:style style:name="P23" style:family="paragraph" style:parent-style-name="LO-Normal1">
      <style:text-properties officeooo:paragraph-rsid="00cbed9e"/>
    </style:style>
    <style:style style:name="P24" style:family="paragraph" style:parent-style-name="LO-Normal1">
      <style:text-properties fo:language="es" fo:country="AR" officeooo:rsid="001b86dd" officeooo:paragraph-rsid="001b86dd"/>
    </style:style>
    <style:style style:name="P25" style:family="paragraph" style:parent-style-name="LO-Normal1">
      <style:text-properties fo:font-size="10pt" officeooo:rsid="001b86dd" officeooo:paragraph-rsid="001b86dd" style:font-size-asian="10pt" style:font-size-complex="10pt"/>
    </style:style>
    <style:style style:name="P26" style:family="paragraph" style:parent-style-name="LO-Normal1">
      <style:text-properties fo:font-size="10pt" officeooo:rsid="00210fd6" officeooo:paragraph-rsid="00210fd6" style:font-size-asian="10pt" style:font-size-complex="10pt"/>
    </style:style>
    <style:style style:name="P27" style:family="paragraph" style:parent-style-name="LO-Normal1">
      <style:text-properties fo:font-size="10pt" officeooo:paragraph-rsid="00210fd6" style:font-size-asian="10pt" style:font-size-complex="10pt"/>
    </style:style>
    <style:style style:name="P28" style:family="paragraph" style:parent-style-name="LO-Normal1">
      <style:text-properties fo:font-size="10pt" fo:language="es" fo:country="ES" style:font-size-asian="10pt" style:font-size-complex="10pt"/>
    </style:style>
    <style:style style:name="P29" style:family="paragraph" style:parent-style-name="LO-Normal1">
      <style:text-properties fo:font-size="10pt" fo:language="es" fo:country="ES" officeooo:rsid="001ca0e5" officeooo:paragraph-rsid="001ca0e5" style:font-size-asian="10pt" style:font-size-complex="10pt"/>
    </style:style>
    <style:style style:name="P30" style:family="paragraph" style:parent-style-name="LO-Normal1">
      <style:text-properties fo:font-size="10pt" fo:language="es" fo:country="ES" officeooo:rsid="001ca0e5" officeooo:paragraph-rsid="0020007b" style:font-size-asian="10pt" style:font-size-complex="10pt"/>
    </style:style>
    <style:style style:name="P31" style:family="paragraph" style:parent-style-name="LO-Normal1">
      <style:text-properties fo:font-size="10pt" fo:language="es" fo:country="ES" officeooo:rsid="001ca0e5" officeooo:paragraph-rsid="00203db2" style:font-size-asian="10pt" style:font-size-complex="10pt"/>
    </style:style>
    <style:style style:name="P32" style:family="paragraph" style:parent-style-name="LO-Normal1">
      <style:text-properties fo:font-size="10pt" fo:language="es" fo:country="ES" officeooo:rsid="0020007b" officeooo:paragraph-rsid="0020007b" style:font-size-asian="10pt" style:font-size-complex="10pt"/>
    </style:style>
    <style:style style:name="P33" style:family="paragraph" style:parent-style-name="LO-Normal1">
      <style:text-properties fo:font-size="10pt" fo:language="es" fo:country="ES" officeooo:rsid="0020007b" officeooo:paragraph-rsid="00203db2" style:font-size-asian="10pt" style:font-size-complex="10pt"/>
    </style:style>
    <style:style style:name="P34" style:family="paragraph" style:parent-style-name="LO-Normal1">
      <style:text-properties fo:font-size="10pt" fo:language="es" fo:country="ES" officeooo:rsid="001b86dd" officeooo:paragraph-rsid="001b86dd" style:font-size-asian="10pt" style:font-size-complex="10pt"/>
    </style:style>
    <style:style style:name="P35" style:family="paragraph" style:parent-style-name="LO-Normal1">
      <style:text-properties fo:font-size="10pt" fo:language="es" fo:country="ES" officeooo:rsid="001b86dd" officeooo:paragraph-rsid="00203db2" style:font-size-asian="10pt" style:font-size-complex="10pt"/>
    </style:style>
    <style:style style:name="P36" style:family="paragraph" style:parent-style-name="LO-Normal1">
      <style:text-properties fo:font-size="10pt" fo:language="es" fo:country="ES" officeooo:rsid="001d347f" officeooo:paragraph-rsid="001d347f" style:font-size-asian="10pt" style:font-size-complex="10pt"/>
    </style:style>
    <style:style style:name="P37" style:family="paragraph" style:parent-style-name="LO-Normal1">
      <style:text-properties fo:font-size="10pt" fo:language="es" fo:country="ES" officeooo:rsid="00210fd6" officeooo:paragraph-rsid="00210fd6" style:font-size-asian="10pt" style:font-size-complex="10pt"/>
    </style:style>
    <style:style style:name="P38" style:family="paragraph" style:parent-style-name="LO-Normal1">
      <style:text-properties fo:font-size="10pt" fo:language="es" fo:country="ES" officeooo:rsid="00227465" officeooo:paragraph-rsid="00227465" style:font-size-asian="10pt" style:font-size-complex="10pt"/>
    </style:style>
    <style:style style:name="P39" style:family="paragraph" style:parent-style-name="LO-Normal1">
      <style:text-properties fo:font-size="10pt" fo:language="es" fo:country="ES" officeooo:rsid="00203db2" officeooo:paragraph-rsid="00203db2" style:font-size-asian="10pt" style:font-size-complex="10pt"/>
    </style:style>
    <style:style style:name="P40" style:family="paragraph" style:parent-style-name="LO-Normal1">
      <style:text-properties fo:font-size="10pt" fo:language="es" fo:country="ES" officeooo:rsid="00203db2" officeooo:paragraph-rsid="001d347f" style:font-size-asian="10pt" style:font-size-complex="10pt"/>
    </style:style>
    <style:style style:name="P41" style:family="paragraph" style:parent-style-name="LO-Normal1">
      <style:text-properties fo:font-size="10pt" fo:language="es" fo:country="AR" officeooo:rsid="001b86dd" officeooo:paragraph-rsid="001b86dd" style:font-size-asian="10pt" style:font-size-complex="10pt"/>
    </style:style>
    <style:style style:name="P42" style:family="paragraph" style:parent-style-name="LO-Normal1">
      <style:text-properties fo:font-size="10pt" fo:language="es" fo:country="AR" officeooo:rsid="001b86dd" officeooo:paragraph-rsid="001d347f" style:font-size-asian="10pt" style:font-size-complex="10pt"/>
    </style:style>
    <style:style style:name="P43" style:family="paragraph" style:parent-style-name="LO-Normal1">
      <style:text-properties fo:font-size="10pt" fo:language="es" fo:country="AR" officeooo:rsid="001ca0e5" officeooo:paragraph-rsid="001ca0e5" style:font-size-asian="10pt" style:font-size-complex="10pt"/>
    </style:style>
    <style:style style:name="P44" style:family="paragraph" style:parent-style-name="LO-Normal1">
      <style:text-properties fo:font-size="10pt" fo:language="es" fo:country="AR" officeooo:rsid="0020007b" officeooo:paragraph-rsid="0020007b" style:font-size-asian="10pt" style:font-size-complex="10pt"/>
    </style:style>
    <style:style style:name="P45" style:family="paragraph" style:parent-style-name="LO-Normal1">
      <style:text-properties fo:font-size="10pt" fo:language="es" fo:country="AR" officeooo:rsid="001d347f" officeooo:paragraph-rsid="001d347f" style:font-size-asian="10pt" style:font-size-complex="10pt"/>
    </style:style>
    <style:style style:name="P46" style:family="paragraph" style:parent-style-name="LO-Normal1">
      <style:text-properties fo:font-size="10pt" fo:language="es" fo:country="AR" officeooo:paragraph-rsid="0020007b" style:font-size-asian="10pt" style:font-size-complex="10pt"/>
    </style:style>
    <style:style style:name="P47" style:family="paragraph" style:parent-style-name="LO-Normal1">
      <style:text-properties fo:font-size="10pt" fo:language="es" fo:country="AR" officeooo:rsid="00203db2" officeooo:paragraph-rsid="00203db2" style:font-size-asian="10pt" style:font-size-complex="10pt"/>
    </style:style>
    <style:style style:name="P48" style:family="paragraph" style:parent-style-name="LO-Normal1">
      <style:text-properties fo:font-size="10pt" fo:language="es" fo:country="AR" officeooo:rsid="00210fd6" officeooo:paragraph-rsid="00210fd6" style:font-size-asian="10pt" style:font-size-complex="10pt"/>
    </style:style>
    <style:style style:name="P49" style:family="paragraph" style:parent-style-name="LO-Normal1">
      <style:paragraph-properties fo:hyphenation-ladder-count="no-limit"/>
      <style:text-properties fo:font-size="10pt" fo:language="es" fo:country="AR" fo:font-weight="bold" officeooo:paragraph-rsid="00cbed9e" style:font-size-asian="10pt" style:font-weight-asian="bold" style:font-size-complex="10pt" fo:hyphenate="true" fo:hyphenation-remain-char-count="2" fo:hyphenation-push-char-count="2"/>
    </style:style>
    <style:style style:name="P50" style:family="paragraph" style:parent-style-name="LO-Normal1">
      <style:text-properties officeooo:rsid="00210fd6" officeooo:paragraph-rsid="00210fd6"/>
    </style:style>
    <style:style style:name="P51" style:family="paragraph" style:parent-style-name="table_20_col_20_head">
      <style:text-properties officeooo:paragraph-rsid="00c15999"/>
    </style:style>
    <style:style style:name="P52" style:family="paragraph" style:parent-style-name="table_20_col_20_head">
      <style:text-properties officeooo:paragraph-rsid="00cbed9e"/>
    </style:style>
    <style:style style:name="P53" style:family="paragraph" style:parent-style-name="table_20_col_20_head">
      <style:text-properties fo:language="es" fo:country="AR" officeooo:paragraph-rsid="00b95939"/>
    </style:style>
    <style:style style:name="P54" style:family="paragraph" style:parent-style-name="table_20_col_20_head">
      <style:paragraph-properties fo:text-align="start" style:justify-single-word="false"/>
      <style:text-properties fo:language="es" fo:country="AR" officeooo:paragraph-rsid="00b95939"/>
    </style:style>
    <style:style style:name="P55" style:family="paragraph" style:parent-style-name="table_20_col_20_head">
      <style:text-properties fo:font-size="10pt" fo:language="es" fo:country="AR" officeooo:paragraph-rsid="00c15999" style:font-size-asian="10pt" style:font-size-complex="10pt"/>
    </style:style>
    <style:style style:name="P56" style:family="paragraph" style:parent-style-name="table_20_col_20_head">
      <style:text-properties fo:font-size="10pt" fo:language="es" fo:country="AR" officeooo:paragraph-rsid="00ce5910" style:font-size-asian="10pt" style:font-size-complex="10pt"/>
    </style:style>
    <style:style style:name="P57" style:family="paragraph" style:parent-style-name="table_20_col_20_head">
      <style:text-properties fo:font-size="10pt" fo:language="es" fo:country="AR" officeooo:paragraph-rsid="00cbed9e" style:font-size-asian="10pt" style:font-size-complex="10pt"/>
    </style:style>
    <style:style style:name="P58" style:family="paragraph" style:parent-style-name="table_20_col_20_head">
      <style:text-properties fo:font-size="10pt" fo:language="es" fo:country="AR" officeooo:paragraph-rsid="00e2be01" style:font-size-asian="10pt" style:font-size-complex="10pt"/>
    </style:style>
    <style:style style:name="P59" style:family="paragraph" style:parent-style-name="table_20_col_20_head">
      <style:text-properties fo:font-size="10pt" officeooo:paragraph-rsid="00da4880" style:font-size-asian="10pt" style:font-size-complex="10pt"/>
    </style:style>
    <style:style style:name="P60" style:family="paragraph" style:parent-style-name="table_20_col_20_head">
      <style:text-properties fo:font-size="10pt" officeooo:paragraph-rsid="00e2be01" style:font-size-asian="10pt" style:font-size-complex="10pt"/>
    </style:style>
    <style:style style:name="P61" style:family="paragraph" style:parent-style-name="table_20_col_20_head">
      <style:text-properties officeooo:paragraph-rsid="00da4880"/>
    </style:style>
    <style:style style:name="P62" style:family="paragraph" style:parent-style-name="Standard">
      <style:paragraph-properties fo:margin-top="0cm" fo:margin-bottom="0cm" loext:contextual-spacing="false" fo:line-height="100%" fo:text-align="center" style:justify-single-word="false"/>
      <style:text-properties style:font-name="Times New Roman" fo:font-size="12pt" fo:language="es" fo:country="AR" fo:font-style="italic" style:font-size-asian="12pt" style:font-style-asian="italic" style:font-name-complex="Times New Roman" style:font-size-complex="12pt"/>
    </style:style>
    <style:style style:name="P63" style:family="paragraph" style:parent-style-name="Standard">
      <style:paragraph-properties fo:margin-left="1.251cm" fo:margin-right="0cm" fo:line-height="100%" fo:text-indent="0.508cm" style:auto-text-indent="false"/>
      <style:text-properties style:font-name="Times New Roman" fo:font-size="10pt" fo:language="es" fo:country="AR" officeooo:rsid="00ca4698" officeooo:paragraph-rsid="00cbed9e" style:font-size-asian="10pt" style:font-name-complex="Times New Roman" style:font-size-complex="10pt"/>
    </style:style>
    <style:style style:name="P64" style:family="paragraph" style:parent-style-name="Text_20_body_20__28_user_29_">
      <style:paragraph-properties fo:margin-left="1.251cm" fo:margin-right="0cm" fo:line-height="100%" fo:text-align="center" style:justify-single-word="false" fo:text-indent="0.508cm" style:auto-text-indent="false"/>
      <style:text-properties style:font-name="Times New Roman" fo:font-size="10pt" fo:language="es" fo:country="AR" fo:font-style="italic" officeooo:rsid="00ca4698" officeooo:paragraph-rsid="00ea70aa" style:font-size-asian="10pt" style:font-style-asian="italic" style:font-name-complex="Times New Roman" style:font-size-complex="10pt" style:font-style-complex="italic"/>
    </style:style>
    <style:style style:name="P65" style:family="paragraph" style:parent-style-name="Text_20_body_20__28_user_29_">
      <style:paragraph-properties fo:margin-left="1.251cm" fo:margin-right="0cm" fo:line-height="100%" fo:text-align="center" style:justify-single-word="false" fo:text-indent="0.508cm" style:auto-text-indent="false"/>
      <style:text-properties style:font-name="Times New Roman" fo:font-size="10pt" fo:language="es" fo:country="AR" fo:font-style="normal" officeooo:rsid="00ca4698" officeooo:paragraph-rsid="00ea70aa" style:font-size-asian="10pt" style:font-style-asian="normal" style:font-name-complex="Times New Roman" style:font-size-complex="10pt" style:font-style-complex="normal"/>
    </style:style>
    <style:style style:name="P66" style:family="paragraph" style:parent-style-name="Table_20_Contents">
      <style:paragraph-properties fo:text-align="start" style:justify-single-word="false"/>
      <style:text-properties style:font-name="Times New Roman" fo:font-size="10pt" fo:language="es" fo:country="AR" officeooo:rsid="008f37e1" officeooo:paragraph-rsid="00b83ff4" style:font-size-asian="10pt" style:font-name-complex="Times New Roman" style:font-size-complex="10pt"/>
    </style:style>
    <style:style style:name="P67" style:family="paragraph" style:parent-style-name="Table_20_Contents">
      <style:paragraph-properties fo:text-align="start" style:justify-single-word="false"/>
      <style:text-properties style:font-name="Times New Roman" fo:font-size="10pt" fo:language="es" fo:country="AR" officeooo:rsid="008f37e1" officeooo:paragraph-rsid="00e45077" style:font-size-asian="10pt" style:font-name-complex="Times New Roman" style:font-size-complex="10pt"/>
    </style:style>
    <style:style style:name="P68" style:family="paragraph" style:parent-style-name="Table_20_Contents">
      <style:paragraph-properties fo:text-align="start" style:justify-single-word="false"/>
      <style:text-properties style:font-name="Times New Roman" fo:font-size="10pt" fo:language="es" fo:country="AR" officeooo:rsid="00e45077" officeooo:paragraph-rsid="00e45077" style:font-size-asian="10pt" style:font-name-complex="Times New Roman" style:font-size-complex="10pt"/>
    </style:style>
    <style:style style:name="P69" style:family="paragraph" style:parent-style-name="Table_20_Contents">
      <style:paragraph-properties fo:text-align="start" style:justify-single-word="false"/>
      <style:text-properties style:font-name="Times New Roman" fo:font-size="10pt" fo:language="es" fo:country="AR" officeooo:rsid="009d6649" officeooo:paragraph-rsid="00b83ff4" style:font-size-asian="10pt" style:font-name-complex="Times New Roman" style:font-size-complex="10pt"/>
    </style:style>
    <style:style style:name="P70" style:family="paragraph" style:parent-style-name="Table_20_Contents">
      <style:paragraph-properties fo:text-align="center" style:justify-single-word="false"/>
      <style:text-properties style:font-name="Times New Roman" fo:font-size="10pt" fo:language="es" fo:country="AR" fo:font-weight="bold" officeooo:rsid="008f37e1" officeooo:paragraph-rsid="00b83ff4" style:font-size-asian="10pt" style:font-weight-asian="bold" style:font-name-complex="Times New Roman" style:font-size-complex="10pt" style:font-weight-complex="bold"/>
    </style:style>
    <style:style style:name="P71" style:family="paragraph" style:parent-style-name="No_20_Spacing">
      <style:text-properties fo:color="#ff0000" style:font-name="Times New Roman" fo:font-size="10pt" fo:language="es" fo:country="AR" officeooo:paragraph-rsid="00c27695" style:font-size-asian="10pt" style:font-size-complex="10pt"/>
    </style:style>
    <style:style style:name="P72" style:family="paragraph" style:parent-style-name="No_20_Spacing">
      <style:text-properties style:font-name="Times New Roman" fo:font-size="10pt" fo:font-weight="bold" style:font-size-asian="10pt" style:font-weight-asian="bold" style:font-size-complex="10pt" style:font-weight-complex="bold"/>
    </style:style>
    <style:style style:name="P73" style:family="paragraph" style:parent-style-name="No_20_Spacing">
      <style:text-properties style:font-name="Times New Roman" fo:font-size="10pt" fo:font-weight="bold" officeooo:paragraph-rsid="00e7a600" style:font-size-asian="10pt" style:font-weight-asian="bold" style:font-size-complex="10pt" style:font-weight-complex="bold"/>
    </style:style>
    <style:style style:name="P74" style:family="paragraph" style:parent-style-name="No_20_Spacing">
      <style:paragraph-properties style:snap-to-layout-grid="false"/>
      <style:text-properties style:font-name="Times New Roman" fo:font-size="10pt" fo:language="es" fo:country="AR" fo:font-weight="bold" officeooo:paragraph-rsid="00b95939" style:font-size-asian="10pt" style:font-weight-asian="bold" style:font-size-complex="10pt"/>
    </style:style>
    <style:style style:name="P75" style:family="paragraph" style:parent-style-name="No_20_Spacing">
      <style:text-properties style:font-name="Times New Roman" fo:font-size="10pt" fo:language="es" fo:country="AR" fo:font-weight="bold" officeooo:paragraph-rsid="00ce5910" style:font-size-asian="10pt" style:font-weight-asian="bold" style:font-size-complex="10pt"/>
    </style:style>
    <style:style style:name="P76" style:family="paragraph" style:parent-style-name="No_20_Spacing">
      <style:text-properties style:font-name="Times New Roman" fo:font-size="10pt" fo:language="es" fo:country="AR" fo:font-weight="bold" officeooo:paragraph-rsid="00c27695" style:font-size-asian="10pt" style:font-weight-asian="bold" style:font-size-complex="10pt"/>
    </style:style>
    <style:style style:name="P77" style:family="paragraph" style:parent-style-name="No_20_Spacing">
      <style:text-properties style:font-name="Times New Roman" fo:font-size="10pt" fo:language="es" fo:country="AR" fo:font-weight="bold" officeooo:paragraph-rsid="00c51dd9" style:font-size-asian="10pt" style:font-weight-asian="bold" style:font-size-complex="10pt"/>
    </style:style>
    <style:style style:name="P78" style:family="paragraph" style:parent-style-name="No_20_Spacing">
      <style:text-properties style:font-name="Times New Roman" fo:font-size="10pt" fo:language="es" fo:country="AR" fo:font-weight="bold" officeooo:paragraph-rsid="00b95939" style:font-size-asian="10pt" style:font-weight-asian="bold" style:font-size-complex="10pt"/>
    </style:style>
    <style:style style:name="P79" style:family="paragraph" style:parent-style-name="No_20_Spacing">
      <style:text-properties style:font-name="Times New Roman" fo:font-size="10pt" fo:language="es" fo:country="AR" fo:font-weight="bold" officeooo:paragraph-rsid="00dad187" style:font-size-asian="10pt" style:font-weight-asian="bold" style:font-size-complex="10pt"/>
    </style:style>
    <style:style style:name="P80" style:family="paragraph" style:parent-style-name="No_20_Spacing">
      <style:text-properties style:font-name="Times New Roman" fo:font-size="10pt" fo:language="es" fo:country="AR" officeooo:paragraph-rsid="00b95939" style:font-size-asian="10pt" style:font-size-complex="10pt"/>
    </style:style>
    <style:style style:name="P81" style:family="paragraph" style:parent-style-name="No_20_Spacing">
      <style:text-properties style:font-name="Times New Roman" fo:font-size="10pt" fo:language="es" fo:country="AR" officeooo:paragraph-rsid="00c27695" style:font-size-asian="10pt" style:font-size-complex="10pt"/>
    </style:style>
    <style:style style:name="P82" style:family="paragraph" style:parent-style-name="No_20_Spacing">
      <style:text-properties style:font-name="Times New Roman" fo:font-size="10pt" fo:language="es" fo:country="AR" officeooo:paragraph-rsid="00dad187" style:font-size-asian="10pt" style:font-size-complex="10pt"/>
    </style:style>
    <style:style style:name="P83" style:family="paragraph" style:parent-style-name="No_20_Spacing">
      <style:text-properties style:font-name="Times New Roman" fo:font-size="10pt" fo:language="es" fo:country="AR" fo:font-weight="normal" officeooo:paragraph-rsid="00c27695" style:font-size-asian="10pt" style:font-weight-asian="normal" style:font-size-complex="10pt" style:font-weight-complex="normal"/>
    </style:style>
    <style:style style:name="P84" style:family="paragraph" style:parent-style-name="No_20_Spacing">
      <style:text-properties style:font-name="Times New Roman" fo:font-size="10pt" fo:language="es" fo:country="AR" fo:font-weight="normal" officeooo:paragraph-rsid="00ce5910" style:font-size-asian="10pt" style:font-weight-asian="normal" style:font-size-complex="10pt" style:font-weight-complex="normal"/>
    </style:style>
    <style:style style:name="P85" style:family="paragraph" style:parent-style-name="No_20_Spacing">
      <style:text-properties style:font-name="Times New Roman" fo:font-size="10pt" style:font-size-asian="8.75pt" style:font-size-complex="10pt"/>
    </style:style>
    <style:style style:name="P86" style:family="paragraph" style:parent-style-name="No_20_Spacing">
      <style:text-properties style:font-name="Times New Roman" fo:language="es" fo:country="AR" officeooo:paragraph-rsid="00ce5910"/>
    </style:style>
    <style:style style:name="P87" style:family="paragraph" style:parent-style-name="No_20_Spacing">
      <style:text-properties style:font-name="Times New Roman" fo:language="es" fo:country="AR" officeooo:paragraph-rsid="00c27695"/>
    </style:style>
    <style:style style:name="P88" style:family="paragraph" style:parent-style-name="table_20_col_20_subhead">
      <style:text-properties fo:font-size="10pt" fo:language="es" fo:country="AR" officeooo:paragraph-rsid="00c15999" style:font-size-asian="10pt" style:font-size-complex="10pt"/>
    </style:style>
    <style:style style:name="P89" style:family="paragraph" style:parent-style-name="table_20_copy">
      <style:text-properties fo:font-size="10pt" fo:language="es" fo:country="AR" officeooo:paragraph-rsid="00c15999" style:font-size-asian="10pt" style:font-size-complex="10pt"/>
    </style:style>
    <style:style style:name="P90" style:family="paragraph" style:parent-style-name="table_20_copy">
      <style:text-properties fo:font-size="10pt" fo:language="es" fo:country="AR" officeooo:paragraph-rsid="00cbed9e" style:font-size-asian="10pt" style:font-size-complex="10pt"/>
    </style:style>
    <style:style style:name="P91" style:family="paragraph" style:parent-style-name="table_20_copy">
      <style:text-properties fo:font-size="10pt" fo:language="es" fo:country="AR" officeooo:paragraph-rsid="00d85cc6" style:font-size-asian="10pt" style:font-size-complex="10pt"/>
    </style:style>
    <style:style style:name="P92" style:family="paragraph" style:parent-style-name="table_20_copy">
      <style:text-properties fo:font-size="10pt" fo:language="es" fo:country="AR" officeooo:rsid="00d5dc37" officeooo:paragraph-rsid="00d5dc37" style:font-size-asian="10pt" style:font-size-complex="10pt"/>
    </style:style>
    <style:style style:name="P93" style:family="paragraph" style:parent-style-name="table_20_copy">
      <style:text-properties fo:language="es" fo:country="AR" officeooo:paragraph-rsid="00c15999"/>
    </style:style>
    <style:style style:name="P94" style:family="paragraph" style:parent-style-name="table_20_copy">
      <style:text-properties officeooo:paragraph-rsid="00da4880"/>
    </style:style>
    <style:style style:name="P95" style:family="paragraph" style:parent-style-name="Text_20_body_20__28_user_29_">
      <style:paragraph-properties fo:margin-left="0cm" fo:margin-right="0cm" fo:text-indent="0cm" style:auto-text-indent="false"/>
      <style:text-properties style:font-name="Times New Roman" fo:font-size="10pt" fo:language="es" fo:country="AR" officeooo:rsid="00ca4698" officeooo:paragraph-rsid="00ea70aa" style:font-size-asian="10pt" style:font-name-complex="Times New Roman" style:font-size-complex="10pt"/>
    </style:style>
    <style:style style:name="P96" style:family="paragraph" style:parent-style-name="Standard" style:master-page-name="MP0">
      <style:paragraph-properties fo:line-height="100%" fo:text-align="center" style:justify-single-word="false" style:page-number="auto" fo:break-before="page"/>
      <style:text-properties style:font-name="Times New Roman" fo:font-size="20pt" fo:language="es" fo:country="AR" fo:font-style="italic" style:font-size-asian="20pt" style:font-style-asian="italic" style:font-name-complex="Times New Roman" style:font-size-complex="20pt"/>
    </style:style>
    <style:style style:name="P97" style:family="paragraph" style:parent-style-name="Standard" style:list-style-name="L1">
      <style:paragraph-properties fo:line-height="100%" fo:text-align="start" style:justify-single-word="false">
        <style:tab-stops/>
      </style:paragraph-properties>
      <style:text-properties fo:language="es" fo:country="AR" officeooo:paragraph-rsid="00a23a9e"/>
    </style:style>
    <style:style style:name="P98" style:family="paragraph" style:parent-style-name="Standard" style:list-style-name="L2">
      <style:paragraph-properties fo:line-height="100%" fo:text-align="start" style:justify-single-word="false">
        <style:tab-stops/>
      </style:paragraph-properties>
      <style:text-properties fo:language="es" fo:country="AR" officeooo:paragraph-rsid="00a23a9e"/>
    </style:style>
    <style:style style:name="P99" style:family="paragraph" style:parent-style-name="Standard">
      <style:paragraph-properties fo:margin-left="1.251cm" fo:margin-right="0cm" fo:line-height="100%" fo:text-indent="0.508cm" style:auto-text-indent="false"/>
      <style:text-properties style:font-name="Times New Roman" fo:font-size="10pt" fo:language="es" fo:country="AR" officeooo:rsid="00ca4698" officeooo:paragraph-rsid="00cbed9e" style:font-size-asian="10pt" style:font-name-complex="Times New Roman" style:font-size-complex="10pt"/>
    </style:style>
    <style:style style:name="P100" style:family="paragraph" style:parent-style-name="Párrafo_20_de_20_lista" style:list-style-name="L1">
      <style:paragraph-properties fo:line-height="100%" fo:text-align="start" style:justify-single-word="false">
        <style:tab-stops/>
      </style:paragraph-properties>
      <style:text-properties style:font-name="Times New Roman" fo:font-size="12pt" fo:language="es" fo:country="AR" fo:font-style="italic" fo:font-weight="normal" officeooo:rsid="009f3971" officeooo:paragraph-rsid="009f3971" style:font-size-asian="12pt" style:font-style-asian="italic" style:font-weight-asian="normal" style:font-name-complex="Times New Roman" style:font-size-complex="12pt" style:font-style-complex="italic" style:font-weight-complex="normal"/>
    </style:style>
    <style:style style:name="P101" style:family="paragraph" style:parent-style-name="Párrafo_20_de_20_lista" style:list-style-name="WWNum3">
      <style:paragraph-properties fo:margin-left="0.751cm" fo:margin-right="0.988cm" fo:line-height="100%" fo:text-align="start" style:justify-single-word="false" fo:text-indent="0.499cm" style:auto-text-indent="false">
        <style:tab-stops/>
      </style:paragraph-properties>
      <style:text-properties style:font-name="Times New Roman" fo:font-size="12pt" fo:language="es" fo:country="AR" fo:font-style="italic" fo:font-weight="bold" officeooo:rsid="0094bd76" officeooo:paragraph-rsid="0094bd76" style:font-size-asian="12pt" style:font-style-asian="italic" style:font-weight-asian="bold" style:font-name-complex="Times New Roman" style:font-size-complex="12pt"/>
    </style:style>
    <style:style style:name="P102" style:family="paragraph" style:parent-style-name="No_20_Spacing" style:list-style-name="L3">
      <style:text-properties style:font-name="Times New Roman" fo:language="es" fo:country="AR" officeooo:paragraph-rsid="00ce5910"/>
    </style:style>
    <style:style style:name="P103" style:family="paragraph" style:parent-style-name="No_20_Spacing" style:list-style-name="L4">
      <style:text-properties style:font-name="Times New Roman" fo:language="es" fo:country="AR" officeooo:paragraph-rsid="00dad187"/>
    </style:style>
    <style:style style:name="P104" style:family="paragraph" style:parent-style-name="No_20_Spacing" style:list-style-name="L8">
      <style:text-properties style:font-name="Times New Roman" fo:language="es" fo:country="AR" officeooo:paragraph-rsid="00ce5910"/>
    </style:style>
    <style:style style:name="P105" style:family="paragraph" style:parent-style-name="No_20_Spacing" style:list-style-name="L8">
      <style:text-properties style:font-name="Times New Roman" fo:language="es" fo:country="AR" officeooo:paragraph-rsid="00daf463"/>
    </style:style>
    <style:style style:name="P106" style:family="paragraph" style:parent-style-name="No_20_Spacing" style:list-style-name="L4">
      <style:text-properties style:font-name="Times New Roman" fo:font-size="10pt" fo:language="es" fo:country="AR" officeooo:paragraph-rsid="00dad187" style:font-size-asian="10pt" style:font-size-complex="10pt"/>
    </style:style>
    <style:style style:name="P107" style:family="paragraph" style:parent-style-name="No_20_Spacing">
      <style:text-properties style:font-name="Times New Roman" fo:font-size="10pt" fo:language="es" fo:country="AR" fo:font-weight="bold" officeooo:paragraph-rsid="00e777b9" style:font-size-asian="10pt" style:font-weight-asian="bold" style:font-size-complex="10pt"/>
    </style:style>
    <style:style style:name="P108" style:family="paragraph" style:parent-style-name="No_20_Spacing" style:list-style-name="L5">
      <style:text-properties style:font-name="Times New Roman" fo:font-size="10pt" style:font-size-asian="10pt" style:font-size-complex="10pt"/>
    </style:style>
    <style:style style:name="P109" style:family="paragraph" style:parent-style-name="No_20_Spacing" style:list-style-name="L5">
      <style:text-properties style:font-name="Times New Roman" fo:font-size="10pt" officeooo:paragraph-rsid="00e7a600" style:font-size-asian="10pt" style:font-size-complex="10pt"/>
    </style:style>
    <style:style style:name="P110" style:family="paragraph" style:parent-style-name="No_20_Spacing" style:list-style-name="WWNum2">
      <style:text-properties style:font-name="Times New Roman" fo:font-size="10pt" style:font-size-asian="10pt" style:font-size-complex="10pt"/>
    </style:style>
    <style:style style:name="P111" style:family="paragraph" style:parent-style-name="No_20_Spacing" style:list-style-name="L6">
      <style:text-properties style:font-name="Times New Roman"/>
    </style:style>
    <style:style style:name="P112" style:family="paragraph" style:parent-style-name="No_20_Spacing" style:list-style-name="L6">
      <style:text-properties style:font-name="Times New Roman" officeooo:paragraph-rsid="00ed54f4"/>
    </style:style>
    <style:style style:name="P113" style:family="paragraph" style:parent-style-name="No_20_Spacing" style:list-style-name="L7">
      <style:text-properties style:font-name="Times New Roman" officeooo:paragraph-rsid="00dad187"/>
    </style:style>
    <style:style style:name="P114" style:family="paragraph" style:parent-style-name="table_20_copy">
      <style:text-properties fo:font-size="10pt" fo:language="es" fo:country="AR" officeooo:rsid="00f2c591" officeooo:paragraph-rsid="00f2c591" style:font-size-asian="10pt" style:font-size-complex="10pt"/>
    </style:style>
    <style:style style:name="P115" style:family="paragraph" style:parent-style-name="LO-Normal1">
      <style:text-properties fo:font-size="10pt" officeooo:rsid="00f2c591" officeooo:paragraph-rsid="00f2c591" style:font-size-asian="10pt" style:font-size-complex="10pt"/>
    </style:style>
    <style:style style:name="P116" style:family="paragraph" style:parent-style-name="LO-Normal1">
      <style:text-properties fo:font-size="10pt" officeooo:rsid="00f2dd99" officeooo:paragraph-rsid="00f2dd99" style:font-size-asian="10pt" style:font-size-complex="10pt"/>
    </style:style>
    <style:style style:name="P117" style:family="paragraph" style:parent-style-name="LO-Normal1">
      <style:text-properties fo:font-size="10pt" officeooo:rsid="00f44d4c" officeooo:paragraph-rsid="00f44d4c" style:font-size-asian="10pt" style:font-size-complex="10pt"/>
    </style:style>
    <style:style style:name="P118" style:family="paragraph" style:parent-style-name="LO-Normal1">
      <style:text-properties fo:font-size="10pt" fo:language="es" fo:country="AR" officeooo:rsid="00f44d4c" officeooo:paragraph-rsid="00f44d4c" style:font-size-asian="10pt" style:font-size-complex="10pt"/>
    </style:style>
    <style:style style:name="P119" style:family="paragraph" style:parent-style-name="LO-Normal1">
      <style:text-properties fo:font-size="10pt" fo:language="es" fo:country="ES" officeooo:rsid="00f2c591" officeooo:paragraph-rsid="00f2c591" style:font-size-asian="10pt" style:font-size-complex="10pt"/>
    </style:style>
    <style:style style:name="P120" style:family="paragraph" style:parent-style-name="LO-Normal1">
      <style:text-properties fo:font-size="10pt" fo:language="es" fo:country="ES" officeooo:rsid="00f44d4c" officeooo:paragraph-rsid="00f44d4c" style:font-size-asian="10pt" style:font-size-complex="10pt"/>
    </style:style>
    <style:style style:name="T1" style:family="text">
      <style:text-properties style:font-name="Times New Roman" fo:font-size="8pt" fo:language="es" fo:country="AR" style:font-size-asian="8pt" style:font-name-complex="Times New Roman" style:font-size-complex="8pt"/>
    </style:style>
    <style:style style:name="T2" style:family="text">
      <style:text-properties style:font-name="Times New Roman" fo:font-size="8pt" fo:language="es" fo:country="AR" fo:font-style="italic" style:font-size-asian="8pt" style:font-style-asian="italic" style:font-name-complex="Times New Roman" style:font-size-complex="8pt"/>
    </style:style>
    <style:style style:name="T3" style:family="text">
      <style:text-properties style:font-name="Times New Roman" fo:font-size="12pt" fo:font-style="italic" fo:font-weight="normal" officeooo:rsid="0095abf1" style:font-size-asian="12pt" style:font-style-asian="italic" style:font-weight-asian="normal" style:font-name-complex="Times New Roman" style:font-size-complex="12pt" style:font-style-complex="italic" style:font-weight-complex="normal"/>
    </style:style>
    <style:style style:name="T4" style:family="text">
      <style:text-properties style:font-name="Times New Roman" fo:font-size="12pt" fo:font-style="italic" fo:font-weight="normal" officeooo:rsid="00970c5c" style:font-size-asian="12pt" style:font-style-asian="italic" style:font-weight-asian="normal" style:font-name-complex="Times New Roman" style:font-size-complex="12pt" style:font-style-complex="italic" style:font-weight-complex="normal"/>
    </style:style>
    <style:style style:name="T5" style:family="text">
      <style:text-properties style:font-name="Times New Roman" fo:font-size="12pt" fo:font-style="italic" fo:font-weight="normal" officeooo:rsid="00a23a9e" style:font-size-asian="12pt" style:font-style-asian="italic" style:font-weight-asian="normal" style:font-name-complex="Times New Roman" style:font-size-complex="12pt" style:font-style-complex="italic" style:font-weight-complex="normal"/>
    </style:style>
    <style:style style:name="T6" style:family="text">
      <style:text-properties style:font-name="Times New Roman" fo:font-size="12pt" fo:font-style="italic" fo:font-weight="normal" officeooo:rsid="009d6649" style:font-size-asian="12pt" style:font-style-asian="italic" style:font-weight-asian="normal" style:font-name-complex="Times New Roman" style:font-size-complex="12pt" style:font-style-complex="italic" style:font-weight-complex="normal"/>
    </style:style>
    <style:style style:name="T7" style:family="text">
      <style:text-properties style:font-name="Times New Roman" fo:font-size="12pt" fo:font-style="italic" fo:font-weight="normal" officeooo:rsid="00a04038" style:font-size-asian="12pt" style:font-style-asian="italic" style:font-weight-asian="normal" style:font-name-complex="Times New Roman" style:font-size-complex="12pt" style:font-style-complex="italic" style:font-weight-complex="normal"/>
    </style:style>
    <style:style style:name="T8" style:family="text">
      <style:text-properties style:font-name="Times New Roman" fo:font-size="12pt" fo:language="es" fo:country="AR" fo:font-style="italic" fo:font-weight="bold" style:font-size-asian="12pt" style:font-style-asian="italic" style:font-weight-asian="bold" style:font-name-complex="Times New Roman" style:font-size-complex="12pt"/>
    </style:style>
    <style:style style:name="T9" style:family="text">
      <style:text-properties style:font-name="Times New Roman" fo:font-size="12pt" fo:language="es" fo:country="AR" fo:font-style="italic" fo:font-weight="bold" officeooo:rsid="009819ec" style:font-size-asian="12pt" style:font-style-asian="italic" style:font-weight-asian="bold" style:font-name-complex="Times New Roman" style:font-size-complex="12pt"/>
    </style:style>
    <style:style style:name="T10" style:family="text">
      <style:text-properties style:font-name="Times New Roman" fo:font-size="12pt" fo:language="es" fo:country="AR" fo:font-style="italic" fo:font-weight="bold" officeooo:rsid="00a6e915" style:font-size-asian="12pt" style:font-style-asian="italic" style:font-weight-asian="bold" style:font-name-complex="Times New Roman" style:font-size-complex="12pt"/>
    </style:style>
    <style:style style:name="T11" style:family="text">
      <style:text-properties style:font-name="Times New Roman" fo:font-size="12pt" fo:language="es" fo:country="AR" fo:font-style="italic" fo:font-weight="bold" officeooo:rsid="00772247" style:font-size-asian="12pt" style:font-style-asian="italic" style:font-weight-asian="bold" style:font-name-complex="Times New Roman" style:font-size-complex="12pt"/>
    </style:style>
    <style:style style:name="T12" style:family="text">
      <style:text-properties style:font-name="Times New Roman" style:language-asian="zh" style:country-asian="CN"/>
    </style:style>
    <style:style style:name="T13" style:family="text">
      <style:text-properties style:font-name="Times New Roman" officeooo:rsid="0006fa81" style:language-asian="zh" style:country-asian="CN"/>
    </style:style>
    <style:style style:name="T14" style:family="text">
      <style:text-properties fo:language="es" fo:country="AR"/>
    </style:style>
    <style:style style:name="T15" style:family="text">
      <style:text-properties fo:language="es" fo:country="AR" officeooo:rsid="00210fd6"/>
    </style:style>
    <style:style style:name="T16" style:family="text">
      <style:text-properties fo:language="es" fo:country="AR" officeooo:rsid="00d85cc6"/>
    </style:style>
    <style:style style:name="T17" style:family="text">
      <style:text-properties fo:language="es" fo:country="AR" officeooo:rsid="0016c14d"/>
    </style:style>
    <style:style style:name="T18" style:family="text">
      <style:text-properties fo:font-style="italic" fo:font-weight="normal" officeooo:rsid="0095abf1"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ea70aa" style:font-style-asian="italic" style:font-style-complex="italic"/>
    </style:style>
    <style:style style:name="T21" style:family="text">
      <style:text-properties fo:font-style="italic" officeooo:rsid="00ed4e8e" style:font-style-asian="italic" style:font-style-complex="italic"/>
    </style:style>
    <style:style style:name="T22" style:family="text">
      <style:text-properties officeooo:rsid="009819ec"/>
    </style:style>
    <style:style style:name="T23" style:family="text">
      <style:text-properties officeooo:rsid="009c042d"/>
    </style:style>
    <style:style style:name="T24" style:family="text">
      <style:text-properties fo:font-style="normal" fo:font-weight="normal" officeooo:rsid="009d6649" style:font-style-asian="normal" style:font-weight-asian="normal" style:font-style-complex="normal" style:font-weight-complex="normal"/>
    </style:style>
    <style:style style:name="T25" style:family="text">
      <style:text-properties fo:font-style="normal" fo:font-weight="normal" officeooo:rsid="009e3e26" style:font-style-asian="normal" style:font-weight-asian="normal" style:font-style-complex="normal" style:font-weight-complex="normal"/>
    </style:style>
    <style:style style:name="T26" style:family="text">
      <style:text-properties officeooo:rsid="001b7547"/>
    </style:style>
    <style:style style:name="T27" style:family="text">
      <style:text-properties officeooo:rsid="0017cf5e"/>
    </style:style>
    <style:style style:name="T28" style:family="text">
      <style:text-properties fo:color="#ff0000" fo:font-size="10pt" style:font-size-asian="10pt" style:font-size-complex="10pt"/>
    </style:style>
    <style:style style:name="T29" style:family="text">
      <style:text-properties officeooo:rsid="001a615b"/>
    </style:style>
    <style:style style:name="T30" style:family="text">
      <style:text-properties officeooo:rsid="0016c14d"/>
    </style:style>
    <style:style style:name="T31" style:family="text">
      <style:text-properties fo:font-size="10pt" fo:font-weight="bold" style:font-size-asian="10pt" style:font-weight-asian="bold" style:font-size-complex="10pt"/>
    </style:style>
    <style:style style:name="T32" style:family="text">
      <style:text-properties fo:font-size="10pt" fo:font-weight="bold" style:font-size-asian="10pt" style:font-weight-asian="bold" style:font-size-complex="10pt" style:font-weight-complex="normal"/>
    </style:style>
    <style:style style:name="T33" style:family="text">
      <style:text-properties fo:font-size="10pt" style:font-size-asian="10pt" style:font-size-complex="10pt"/>
    </style:style>
    <style:style style:name="T34" style:family="text">
      <style:text-properties fo:font-size="10pt" officeooo:rsid="001ca0e5" style:font-size-asian="10pt" style:font-size-complex="10pt"/>
    </style:style>
    <style:style style:name="T35" style:family="text">
      <style:text-properties fo:font-size="10pt" officeooo:rsid="00ce5910" style:font-size-asian="10pt" style:font-size-complex="10pt"/>
    </style:style>
    <style:style style:name="T36" style:family="text">
      <style:text-properties fo:font-size="10pt" officeooo:rsid="00d0c2aa" style:font-size-asian="10pt" style:font-size-complex="10pt"/>
    </style:style>
    <style:style style:name="T37" style:family="text">
      <style:text-properties fo:font-size="10pt" officeooo:rsid="0017cf5e" style:font-size-asian="10pt" style:font-size-complex="10pt"/>
    </style:style>
    <style:style style:name="T38" style:family="text">
      <style:text-properties fo:font-size="10pt" officeooo:rsid="001a615b" style:font-size-asian="10pt" style:font-size-complex="10pt"/>
    </style:style>
    <style:style style:name="T39" style:family="text">
      <style:text-properties fo:font-size="10pt" officeooo:rsid="001b86dd" style:font-size-asian="10pt" style:font-size-complex="10pt"/>
    </style:style>
    <style:style style:name="T40" style:family="text">
      <style:text-properties fo:font-size="10pt" officeooo:rsid="00c51dd9" style:font-size-asian="10pt" style:font-size-complex="10pt"/>
    </style:style>
    <style:style style:name="T41" style:family="text">
      <style:text-properties fo:font-size="10pt" officeooo:rsid="00e2be01" style:font-size-asian="10pt" style:font-size-complex="10pt"/>
    </style:style>
    <style:style style:name="T42" style:family="text">
      <style:text-properties fo:font-size="10pt" fo:language="es" fo:country="AR" style:font-size-asian="10pt" style:font-size-complex="10pt"/>
    </style:style>
    <style:style style:name="T43" style:family="text">
      <style:text-properties fo:font-size="10pt" fo:language="es" fo:country="AR" officeooo:rsid="00ce5910" style:font-size-asian="10pt" style:font-size-complex="10pt"/>
    </style:style>
    <style:style style:name="T44" style:family="text">
      <style:text-properties fo:font-size="10pt" fo:language="es" fo:country="AR" officeooo:rsid="00e2be01" style:font-size-asian="10pt" style:font-size-complex="10pt"/>
    </style:style>
    <style:style style:name="T45" style:family="text">
      <style:text-properties fo:font-size="10pt" fo:language="es" fo:country="AR" fo:font-weight="bold" style:font-size-asian="10pt" style:font-weight-asian="bold" style:font-size-complex="10pt"/>
    </style:style>
    <style:style style:name="T46" style:family="text">
      <style:text-properties fo:font-size="10pt" fo:language="es" fo:country="ES" style:font-size-asian="10pt" style:font-size-complex="10pt"/>
    </style:style>
    <style:style style:name="T47" style:family="text">
      <style:text-properties fo:font-size="10pt" fo:language="es" fo:country="ES" officeooo:rsid="001ca0e5" style:font-size-asian="10pt" style:font-size-complex="10pt"/>
    </style:style>
    <style:style style:name="T48" style:family="text">
      <style:text-properties fo:font-size="10pt" fo:language="es" fo:country="ES" officeooo:rsid="00d5dc37" style:font-size-asian="10pt" style:font-size-complex="10pt"/>
    </style:style>
    <style:style style:name="T49" style:family="text">
      <style:text-properties fo:font-size="10pt" fo:language="es" fo:country="ES" officeooo:rsid="00e0a1d0" style:font-size-asian="10pt" style:font-size-complex="10pt"/>
    </style:style>
    <style:style style:name="T50" style:family="text">
      <style:text-properties fo:font-size="10pt" fo:language="es" fo:country="ES" fo:font-weight="bold" style:font-size-asian="10pt" style:font-weight-asian="bold" style:font-size-complex="10pt"/>
    </style:style>
    <style:style style:name="T51" style:family="text">
      <style:text-properties fo:font-size="10pt" style:font-name-asian="Times New Roman1" style:font-size-asian="10pt" style:font-size-complex="10pt"/>
    </style:style>
    <style:style style:name="T52" style:family="text">
      <style:text-properties fo:font-size="10pt" fo:font-weight="normal" style:font-size-asian="10pt" style:font-weight-asian="normal" style:font-size-complex="10pt" style:font-weight-complex="normal"/>
    </style:style>
    <style:style style:name="T53" style:family="text">
      <style:text-properties officeooo:rsid="001d347f"/>
    </style:style>
    <style:style style:name="T54" style:family="text">
      <style:text-properties officeooo:rsid="001ca0e5"/>
    </style:style>
    <style:style style:name="T55" style:family="text">
      <style:text-properties officeooo:rsid="00c15999"/>
    </style:style>
    <style:style style:name="T56" style:family="text">
      <style:text-properties officeooo:rsid="00c89776"/>
    </style:style>
    <style:style style:name="T57" style:family="text">
      <style:text-properties officeooo:rsid="00ce5910"/>
    </style:style>
    <style:style style:name="T58" style:family="text">
      <style:text-properties style:language-asian="zh" style:country-asian="CN"/>
    </style:style>
    <style:style style:name="T59" style:family="text">
      <style:text-properties officeooo:rsid="00b01e2e" style:language-asian="zh" style:country-asian="CN"/>
    </style:style>
    <style:style style:name="T60" style:family="text">
      <style:text-properties officeooo:rsid="0006fa81" style:language-asian="zh" style:country-asian="CN"/>
    </style:style>
    <style:style style:name="T61" style:family="text">
      <style:text-properties officeooo:rsid="00b096a9" style:language-asian="zh" style:country-asian="CN"/>
    </style:style>
    <style:style style:name="T62" style:family="text">
      <style:text-properties officeooo:rsid="009e811a" style:language-asian="zh" style:country-asian="CN"/>
    </style:style>
    <style:style style:name="T63" style:family="text">
      <style:text-properties officeooo:rsid="00a6e22e" style:language-asian="zh" style:country-asian="CN"/>
    </style:style>
    <style:style style:name="T64" style:family="text">
      <style:text-properties officeooo:rsid="00c609da" style:language-asian="zh" style:country-asian="CN"/>
    </style:style>
    <style:style style:name="T65" style:family="text">
      <style:text-properties officeooo:rsid="00b440ce" style:language-asian="zh" style:country-asian="CN"/>
    </style:style>
    <style:style style:name="T66" style:family="text">
      <style:text-properties officeooo:rsid="00a86c53" style:language-asian="zh" style:country-asian="CN"/>
    </style:style>
    <style:style style:name="T67" style:family="text">
      <style:text-properties officeooo:rsid="00b0fadf" style:language-asian="zh" style:country-asian="CN"/>
    </style:style>
    <style:style style:name="T68" style:family="text">
      <style:text-properties officeooo:rsid="00b71b04" style:language-asian="zh" style:country-asian="CN"/>
    </style:style>
    <style:style style:name="T69" style:family="text">
      <style:text-properties officeooo:rsid="00bc5213" style:language-asian="zh" style:country-asian="CN"/>
    </style:style>
    <style:style style:name="T70" style:family="text">
      <style:text-properties officeooo:rsid="00ce5910" style:language-asian="zh" style:country-asian="CN"/>
    </style:style>
    <style:style style:name="T71" style:family="text">
      <style:text-properties officeooo:rsid="00ca9a6a" style:language-asian="zh" style:country-asian="CN"/>
    </style:style>
    <style:style style:name="T72" style:family="text">
      <style:text-properties officeooo:rsid="00cac1e1" style:language-asian="zh" style:country-asian="CN"/>
    </style:style>
    <style:style style:name="T73" style:family="text">
      <style:text-properties officeooo:rsid="00b63132" style:language-asian="zh" style:country-asian="CN"/>
    </style:style>
    <style:style style:name="T74" style:family="text">
      <style:text-properties officeooo:rsid="00e777b9" style:language-asian="zh" style:country-asian="CN"/>
    </style:style>
    <style:style style:name="T75" style:family="text">
      <style:text-properties fo:font-weight="normal" officeooo:rsid="0096a144" style:language-asian="zh" style:country-asian="CN" style:font-weight-asian="normal" style:font-weight-complex="normal"/>
    </style:style>
    <style:style style:name="T76" style:family="text">
      <style:text-properties fo:font-weight="normal" officeooo:rsid="00ac9d0e" style:language-asian="zh" style:country-asian="CN" style:font-weight-asian="normal" style:font-weight-complex="normal"/>
    </style:style>
    <style:style style:name="T77" style:family="text">
      <style:text-properties fo:font-weight="normal" officeooo:rsid="0095abf1" style:language-asian="zh" style:country-asian="CN" style:font-weight-asian="normal" style:font-weight-complex="normal"/>
    </style:style>
    <style:style style:name="T78" style:family="text">
      <style:text-properties officeooo:rsid="00d0c2aa"/>
    </style:style>
    <style:style style:name="T79" style:family="text">
      <style:text-properties officeooo:rsid="0020007b"/>
    </style:style>
    <style:style style:name="T80" style:family="text">
      <style:text-properties officeooo:rsid="00d40d9b"/>
    </style:style>
    <style:style style:name="T81" style:family="text">
      <style:text-properties officeooo:rsid="00d5dc37"/>
    </style:style>
    <style:style style:name="T82" style:family="text">
      <style:text-properties officeooo:rsid="00203db2"/>
    </style:style>
    <style:style style:name="T83" style:family="text">
      <style:text-properties officeooo:rsid="00d6d3e9"/>
    </style:style>
    <style:style style:name="T84" style:family="text">
      <style:text-properties officeooo:rsid="00d85cc6"/>
    </style:style>
    <style:style style:name="T85" style:family="text">
      <style:text-properties officeooo:rsid="00dcf192"/>
    </style:style>
    <style:style style:name="T86" style:family="text">
      <style:text-properties officeooo:rsid="00dec345"/>
    </style:style>
    <style:style style:name="T87" style:family="text">
      <style:text-properties officeooo:rsid="00e0a1d0"/>
    </style:style>
    <style:style style:name="T88" style:family="text">
      <style:text-properties officeooo:rsid="00e1bec0"/>
    </style:style>
    <style:style style:name="T89" style:family="text">
      <style:text-properties officeooo:rsid="00e27def"/>
    </style:style>
    <style:style style:name="T90" style:family="text">
      <style:text-properties officeooo:rsid="00e2be01"/>
    </style:style>
    <style:style style:name="T91" style:family="text">
      <style:text-properties officeooo:rsid="00e55bc5"/>
    </style:style>
    <style:style style:name="T92" style:family="text">
      <style:text-properties officeooo:rsid="00e6bcf6"/>
    </style:style>
    <style:style style:name="T93" style:family="text">
      <style:text-properties officeooo:rsid="00186685"/>
    </style:style>
    <style:style style:name="T94" style:family="text">
      <style:text-properties officeooo:rsid="00ea70aa"/>
    </style:style>
    <style:style style:name="T95" style:family="text">
      <style:text-properties officeooo:rsid="00ef9428"/>
    </style:style>
    <style:style style:name="Sect1" style:family="section">
      <style:section-properties style:writing-mode="lr-tb" fo:margin-left="-1.27cm" fo:margin-right="-1.27cm" style:editable="false">
        <style:columns fo:column-count="2" fo:column-gap="1.965cm">
          <style:column style:rel-width="32767*" fo:start-indent="0cm" fo:end-indent="0.982cm"/>
          <style:column style:rel-width="32768*" fo:start-indent="0.982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Webbot de Datos Bibliométricos (WDB)</text:p>
      <text:p text:style-name="P62">De Domingo Gonzalo, Guastadisegni Federico, Rodríguez Nahuel</text:p>
      <text:p text:style-name="P62">Licenciatura en Sistemas – Departamento de Desarrollo Productivo y Tecnológico</text:p>
      <text:p text:style-name="P62">Universidad Nacional de Lanús.<text:line-break/></text:p>
      <text:section text:style-name="Sect1" text:name="Sect1">
        <text:p text:style-name="P4"><text:span text:style-name="Fuente_20_de_20_párrafo_20_predeter."><text:span text:style-name="T8">Resumen-El presente documento </text:span></text:span><text:span text:style-name="Fuente_20_de_20_párrafo_20_predeter."><text:span text:style-name="T9">trata del plan de </text:span></text:span><text:span text:style-name="Fuente_20_de_20_párrafo_20_predeter."><text:span text:style-name="T10">verificación y validación</text:span></text:span><text:span text:style-name="Fuente_20_de_20_párrafo_20_predeter."><text:span text:style-name="T8"> para el proyecto Webbot de Datos Bibliométricos, perteneciente a la cátedra Proyecto </text:span></text:span><text:span text:style-name="Fuente_20_de_20_párrafo_20_predeter."><text:span text:style-name="T11">de</text:span></text:span><text:span text:style-name="Fuente_20_de_20_párrafo_20_predeter."><text:span text:style-name="T8"> Software de la carrera Licenciatura en sistemas, Universidad Nacional de Lanús.</text:span></text:span></text:p>
        <text:p text:style-name="P5">Palabras Clave – <text:span text:style-name="T22">Plan de verificación y validación, plan de pruebas, prueba de unidad, prueba de componentes, prueba de integración, prueba de sistema.</text:span></text:p>
        <text:p text:style-name="P10"/>
        <text:list xml:id="list211239893393655437" text:style-name="WWNum3">
          <text:list-item>
            <text:p text:style-name="P101">Procesos Integrales del Proyecto</text:p>
          </text:list-item>
        </text:list>
        <text:p text:style-name="P10"/>
        <text:list xml:id="list6143982618401411186" text:style-name="L1">
          <text:list-item>
            <text:p text:style-name="P100">Introducción</text:p>
          </text:list-item>
        </text:list>
        <text:p text:style-name="P8"/>
        <text:p text:style-name="P14"><text:span text:style-name="T12">Para los fines del proyecto interpretamos a la validación como la tarea que se ocupa de controlar si el producto satisface los requerimientos del usuario </text:span><text:span text:style-name="T13">previamente establecidos</text:span><text:span text:style-name="T12">, y como verificación a la tarea de controlar que el producto </text:span><text:span text:style-name="T13">funciona de acuerdo a su especificación inicial.</text:span></text:p>
        <text:p text:style-name="P9"/>
        <text:list xml:id="list123561353251774" text:continue-numbering="true" text:style-name="L1">
          <text:list-item>
            <text:p text:style-name="P97"><text:span text:style-name="T3">Plan de </text:span><text:span text:style-name="T6">verificación y validación</text:span></text:p>
          </text:list-item>
        </text:list>
        <text:p text:style-name="P14"/>
        <text:p text:style-name="P13"><text:span text:style-name="T18"><text:tab/></text:span><text:span text:style-name="T24">Por la naturaleza del proyecto </text:span><text:span text:style-name="T25">(no posee una interfaz de usuario, sólo una API de testeo)</text:span><text:span text:style-name="T24">, lo conversado con el cliente y lo investigado posteriormente, concluimos que la mejor forma de verificar y validar nuestro artefacto software es mediante la comprobación de dos casos de prueba </text:span><text:span text:style-name="T25">(probamos la API de testeo)</text:span><text:span text:style-name="T24">.</text:span></text:p>
        <text:p text:style-name="P11">El primer caso de prueba es probar que el webbot traiga todo el contenido recolectado y almacenado en la base de datos.</text:p>
        <text:p text:style-name="P11">El segundo caso de prueba, que es un caso particular del anterior, consiste en probar que el webbot traiga todo el contenido recolectado y almacenado en la base de datos asociado a un identificador o filtro.</text:p>
        <text:p text:style-name="P11"/>
        <text:p text:style-name="P11"/>
        <text:p text:style-name="P11"/>
        <text:p text:style-name="P11"/>
        <text:p text:style-name="P11"/>
        <text:p text:style-name="P11"/>
        <text:p text:style-name="P11"/>
        <text:p text:style-name="P11"/>
        <text:list xml:id="list123561641418559" text:continue-numbering="true" text:style-name="L1">
          <text:list-item>
            <text:p text:style-name="P97"><text:span text:style-name="T5">P</text:span><text:span text:style-name="T3">lan de pruebas</text:span></text:p>
          </text:list-item>
        </text:list>
        <text:p text:style-name="P10"/>
        <text:p text:style-name="P12">Aquí nos vamos a dedicar a tratar el plan de pruebas para nuestro artefacto software. Contemplamos los siguientes tipos de pruebas :</text:p>
        <text:p text:style-name="P12">Pruebas de unidad, pruebas de integración y prueba del sistema.</text:p>
        <text:p text:style-name="P10"/>
        <text:list xml:id="list5268185661402443006" text:style-name="L2">
          <text:list-item>
            <text:p text:style-name="P98"><text:span text:style-name="T5">P</text:span><text:span text:style-name="T4">rueba de unidad</text:span></text:p>
          </text:list-item>
        </text:list>
        <text:p text:style-name="P10"/>
        <text:p text:style-name="P10"><text:span text:style-name="T59">El desarrollador </text:span><text:span text:style-name="T60">realizará</text:span><text:span text:style-name="T58"> pruebas </text:span><text:span text:style-name="T61">individuales</text:span><text:span text:style-name="T58"> </text:span><text:span text:style-name="T62">de lo</text:span><text:span text:style-name="T58">s </text:span><text:span text:style-name="T63">módulos </text:span><text:span text:style-name="T61">que componen</text:span><text:span text:style-name="T63"> </text:span><text:span text:style-name="T64">el sistema.</text:span></text:p>
        <text:p text:style-name="P15"><text:span text:style-name="T60">S</text:span><text:span text:style-name="T58">e probará que cada módulo funcion</text:span><text:span text:style-name="T65">e</text:span><text:span text:style-name="T58"> correctamente.</text:span></text:p>
        <text:p text:style-name="P10"/>
        <text:list xml:id="list123560827349789" text:continue-numbering="true" text:style-name="L2">
          <text:list-item>
            <text:p text:style-name="P98"><text:span text:style-name="T5">P</text:span><text:span text:style-name="T4">rueba de integración</text:span></text:p>
          </text:list-item>
        </text:list>
        <text:p text:style-name="P18"/>
        <text:p text:style-name="P19"><text:span text:style-name="T66"><text:tab/></text:span><text:span text:style-name="T59">El desarrollador </text:span><text:span text:style-name="T66">probará de manera integrada los </text:span><text:span text:style-name="T64">módulos que integran el sistema.</text:span></text:p>
        <text:p text:style-name="P19"><text:span text:style-name="T60"><text:tab/></text:span><text:span text:style-name="T67">Se probará la correcta comunicación y funcionamiento de los componentes, una vez integrados.</text:span></text:p>
        <text:p text:style-name="P19"/>
        <text:list xml:id="list123561196342190" text:continue-numbering="true" text:style-name="L2">
          <text:list-item>
            <text:p text:style-name="P98"><text:span text:style-name="T4">Prueba de </text:span><text:span text:style-name="T7">sistema</text:span></text:p>
          </text:list-item>
        </text:list>
        <text:p text:style-name="P10"/>
        <text:p text:style-name="P20"><text:span text:style-name="T75"><text:tab/>Teniendo en cuenta que el webbot de datos bibliométricos tiene que recolectar datos y enviarlos a un sistema usuario, convenimos con el cliente </text:span><text:span text:style-name="T76">testear</text:span><text:span text:style-name="T75"> dos casos de prueba :<text:line-break/></text:span><text:span text:style-name="T77">Un caso de pruebas que traiga toda la información recolectada y otro caso de pruebas que traiga información filtrada por i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able:table table:name="Tabla4" table:style-name="Tabla4">
          <table:table-column table:style-name="Tabla4.A"/>
          <table:table-column table:style-name="Tabla4.B"/>
          <text:soft-page-break/>
          <table:table-row table:style-name="Tabla4.1">
            <table:table-cell table:style-name="Tabla4.A1" office:value-type="string">
              <text:p text:style-name="P53">F420-A</text:p>
              <text:p text:style-name="P53">01</text:p>
              <text:p text:style-name="P53">1<text:span text:style-name="T57">9</text:span>/10/2015</text:p>
            </table:table-cell>
            <table:table-cell table:style-name="Tabla4.B1" office:value-type="string">
              <text:p text:style-name="P54">Plan de pruebas del programa.</text:p>
              <text:p text:style-name="P54">Proyecto: Proyecto Software.<text:line-break/>Programa: <text:span text:style-name="T30">Webbot para datos bibliométricos</text:span>. </text:p>
              <text:p text:style-name="P54">Autor: Grupo <text:span text:style-name="T30">5</text:span>.</text:p>
            </table:table-cell>
          </table:table-row>
          <table:table-row table:style-name="Tabla4.2">
            <table:table-cell table:style-name="Tabla4.B1" table:number-columns-spanned="2" office:value-type="string">
              <text:p text:style-name="P74">Objetivo de la Prueba:</text:p>
              <text:p text:style-name="P80">Determinar las fallas en el <text:span text:style-name="T26">funcionamiento del Webbot</text:span>.</text:p>
              <text:p text:style-name="P80"/>
              <text:p text:style-name="P78">Objetos <text:s/>a Probar:</text:p>
              <text:list xml:id="list8831513302180838434" text:style-name="L3">
                <text:list-item>
                  <text:p text:style-name="P102"><text:span text:style-name="T37">Obtener toda la información almacenada</text:span><text:span text:style-name="T33">.</text:span></text:p>
                </text:list-item>
                <text:list-item>
                  <text:p text:style-name="P102"><text:span text:style-name="T37">Obtener toda la información almacenada asociada a un identificador</text:span><text:span text:style-name="T33">.</text:span></text:p>
                </text:list-item>
              </text:list>
              <text:p text:style-name="P80"/>
              <text:p text:style-name="P78">Características a probar:</text:p>
              <text:p text:style-name="P80"><text:span text:style-name="T27">El</text:span> correct<text:span text:style-name="T27">o</text:span> funcion<text:span text:style-name="T27">amiento</text:span> <text:span text:style-name="T27">los objetos a probar, en una plataforma GNU/Linux.</text:span></text:p>
              <text:p text:style-name="P80"/>
              <text:p text:style-name="P75">Características a no probar:</text:p>
              <text:list xml:id="list8391991514394995208" text:style-name="L4">
                <text:list-item>
                  <text:p text:style-name="P103"><text:span text:style-name="T33">No se tendrá</text:span><text:span text:style-name="T37">n</text:span><text:span text:style-name="T33"> en cuenta otra</text:span><text:span text:style-name="T37">s</text:span><text:span text:style-name="T33"> plataforma</text:span><text:span text:style-name="T37">s</text:span><text:span text:style-name="T33"> que no sea la mencionada.</text:span></text:p>
                </text:list-item>
                <text:list-item>
                  <text:p text:style-name="P106">Velocidad de las operaciones.</text:p>
                </text:list-item>
              </text:list>
              <text:p text:style-name="P81"/>
              <text:p text:style-name="P87"><text:span text:style-name="T31">Cantidad de casos de prueba</text:span><text:span text:style-name="T33">:</text:span><text:span text:style-name="T28"> </text:span><text:span text:style-name="T33">A</text:span><text:span text:style-name="T35">ú</text:span><text:span text:style-name="T33">n no definido.</text:span></text:p>
              <text:p text:style-name="P71"/>
              <text:p text:style-name="P87"><text:span text:style-name="T31">Métodos de prueba a utilizar</text:span><text:span text:style-name="T33">: Adivinación de errores.</text:span></text:p>
              <text:p text:style-name="P83"/>
              <text:p text:style-name="P76">Recursos a utilizar:</text:p>
              <text:p text:style-name="P83"/>
              <text:p text:style-name="P73">Técnicos:</text:p>
              <text:list xml:id="list1674311738449606103" text:style-name="L5">
                <text:list-item>
                  <text:p text:style-name="P109">C.P.U. : Intel Core I5 2410M.</text:p>
                </text:list-item>
                <text:list-item>
                  <text:p text:style-name="P108">Memoria R.A.M. : 4 Gb. DDR 3.</text:p>
                </text:list-item>
                <text:list-item>
                  <text:p text:style-name="P108">Disco rígido : 500 Gb.</text:p>
                </text:list-item>
                <text:list-item>
                  <text:p text:style-name="P108">Lenguaje de programación: Python.</text:p>
                </text:list-item>
                <text:list-item>
                  <text:p text:style-name="P108"><text:span text:style-name="T68">Java </text:span><text:span text:style-name="T69">(</text:span><text:span text:style-name="T70">requerido por</text:span><text:span text:style-name="T69"> Solr</text:span><text:span text:style-name="T71">).</text:span></text:p>
                </text:list-item>
                <text:list-item>
                  <text:p text:style-name="P108"><text:span text:style-name="T58">MySQL </text:span><text:span text:style-name="T72">(motor de base de datos)</text:span><text:span text:style-name="T58">.</text:span></text:p>
                </text:list-item>
                <text:list-item>
                  <text:p text:style-name="P108"><text:span text:style-name="T73">Postman </text:span><text:span text:style-name="T68">para Chrome (</text:span><text:span text:style-name="T74">utilizado</text:span><text:span text:style-name="T73"> para hacer peticiones API </text:span><text:span text:style-name="T68">R</text:span><text:span text:style-name="T73">est </text:span><text:span text:style-name="T68">P</text:span><text:span text:style-name="T73">ost y </text:span><text:span text:style-name="T68">G</text:span><text:span text:style-name="T73">et</text:span><text:span text:style-name="T68">).</text:span></text:p>
                </text:list-item>
                <text:list-item>
                  <text:p text:style-name="P108"><text:span text:style-name="T68">Solr </text:span><text:span text:style-name="T72">(indexador de textos)</text:span><text:span text:style-name="T68">.</text:span></text:p>
                </text:list-item>
                <text:list-item>
                  <text:p text:style-name="P108"><text:span text:style-name="T68">Scrapy </text:span><text:span text:style-name="T72">(librería para crawlers)</text:span><text:span text:style-name="T68">.</text:span></text:p>
                </text:list-item>
                <text:list-item>
                  <text:p text:style-name="P108">Procesador de texto<text:span text:style-name="T93">s</text:span> : <text:span text:style-name="T93">LibreOffice Writter</text:span>.</text:p>
                </text:list-item>
                <text:list-item>
                  <text:p text:style-name="P108">Sistema operativo: <text:span text:style-name="T93">Linux Mint 17.2 Cinnamon 64 bits.</text:span></text:p>
                </text:list-item>
                <text:list-item>
                  <text:p text:style-name="P108">Navegador/<text:span text:style-name="T93">es</text:span>: Google <text:span text:style-name="T93">Ch</text:span>rome / <text:span text:style-name="T93">Mozilla Firefox</text:span>.</text:p>
                </text:list-item>
              </text:list>
              <text:p text:style-name="P85"/>
              <text:p text:style-name="P72">Humanos:</text:p>
              <text:list xml:id="list7888405582728762005" text:style-name="L6">
                <text:list-item>
                  <text:p text:style-name="P111"><text:span text:style-name="T33">Analistas: </text:span><text:span text:style-name="T38">Guastadisegni Federico, Rodríguez Nahuel</text:span><text:span text:style-name="T33">.</text:span></text:p>
                </text:list-item>
                <text:list-item>
                  <text:p text:style-name="P112"><text:span text:style-name="T39">Líder de desarrollo</text:span><text:span text:style-name="T33">: </text:span><text:span text:style-name="T38">De Domingo Gonzalo</text:span><text:span text:style-name="T33">.</text:span></text:p>
                </text:list-item>
                <text:list-item>
                  <text:p text:style-name="P112"><text:span text:style-name="T33">Encargado de realizar las pruebas: </text:span><text:span text:style-name="T38">De Domingo Gonzalo.</text:span></text:p>
                </text:list-item>
              </text:list>
              <text:p text:style-name="P107">Plan de tiempos:</text:p>
              <text:p text:style-name="P87"><text:span text:style-name="T51"><text:s text:c="19"/></text:span><text:span text:style-name="T33">Planificación de la prueba : <text:s text:c="4"/>6hs.</text:span></text:p>
              <text:p text:style-name="P87"><text:span text:style-name="T51"><text:s text:c="19"/></text:span><text:span text:style-name="T33">Diseño de las pruebas : <text:s text:c="11"/>4hs.</text:span></text:p>
              <text:p text:style-name="P87"><text:span text:style-name="T51"><text:s text:c="19"/></text:span><text:span text:style-name="T33">Ejecución de las pruebas : <text:s text:c="6"/>2hs.</text:span></text:p>
              <text:p text:style-name="P87"><text:span text:style-name="T51"><text:s text:c="19"/></text:span><text:span text:style-name="T33">Evaluación de las pruebas : <text:s text:c="4"/>2hs.</text:span></text:p>
              <text:p text:style-name="P87"><text:span text:style-name="T51"><text:s text:c="19"/></text:span><text:span text:style-name="T33">Codificación (de ser necesario) : <text:s/>4hs.</text:span></text:p>
              <text:p text:style-name="P87"><text:span text:style-name="T51"><text:s text:c="19"/></text:span><text:span text:style-name="T33">TOTAL : <text:s text:c="38"/>18hs.</text:span></text:p>
              <text:p text:style-name="P81"/>
              <text:p text:style-name="P76">Productos a generar durante el proceso de pruebas:</text:p>
              <text:list xml:id="list2345548485989046496" text:style-name="WWNum2">
                <text:list-item>
                  <text:p text:style-name="P110">Plan de pruebas.</text:p>
                </text:list-item>
                <text:list-item>
                  <text:p text:style-name="P110">Documento de diseño de pruebas.</text:p>
                </text:list-item>
                <text:list-item>
                  <text:p text:style-name="P110">Especificación de casos de prueba.</text:p>
                </text:list-item>
                <text:list-item>
                  <text:p text:style-name="P110">Informe de casos de pruebas ejecutados.</text:p>
                </text:list-item>
                <text:list-item>
                  <text:p text:style-name="P110">Informe de pruebas.</text:p>
                </text:list-item>
              </text:list>
              <text:p text:style-name="P85"/>
              <text:p text:style-name="P76">Reparto de responsabilidades:</text:p>
              <text:list xml:id="list123560910955235" text:continue-numbering="true" text:style-name="WWNum2">
                <text:list-item>
                  <text:p text:style-name="P110">Planificación de las pruebas: <text:span text:style-name="T26">Rodríguez Nahuel</text:span>.</text:p>
                </text:list-item>
                <text:list-item>
                  <text:p text:style-name="P110">Diseño de las pruebas: <text:span text:style-name="T29">Guastadisegni Federico</text:span>.</text:p>
                </text:list-item>
                <text:list-item>
                  <text:p text:style-name="P110">Ejecución de la prueba: <text:span text:style-name="T26">De Domingo Gonzalo</text:span>.</text:p>
                </text:list-item>
                <text:list-item>
                  <text:p text:style-name="P110">Codificación(de ser necesario): <text:span text:style-name="T26">De Domingo Gonzalo</text:span>.</text:p>
                </text:list-item>
              </text:list>
              <text:p text:style-name="P85"/>
              <text:p text:style-name="P77">Métodos de prueba a utilizar:</text:p>
              <text:p text:style-name="P86"><text:span text:style-name="T33">Se utilizar</text:span><text:span text:style-name="T40">á</text:span><text:span text:style-name="T33">n los métodos caja blanca y de adivinación de errores para poder determinar las posibles fallas, errores y defectos del sistema relacionado con la funcionalidad.</text:span></text:p>
              <text:p text:style-name="P84"/>
              <text:p text:style-name="P79">Criterios para aprobación de pruebas:</text:p>
              <text:p text:style-name="P82">Los criterios para la aprobación de las pruebas se realizaran de acuerdo al siguiente listado:<text:line-break/></text:p>
              <text:list xml:id="list8668511280810890642" text:style-name="L7">
                <text:list-item>
                  <text:p text:style-name="P113"><text:span text:style-name="T45">Excelente</text:span><text:span text:style-name="T42">: Cuando el resultado obtenido es igual al resultado esperado.</text:span></text:p>
                </text:list-item>
                <text:list-item>
                  <text:p text:style-name="P113"><text:span text:style-name="T45">Muy bueno</text:span><text:span text:style-name="T42">: Cuando el resultado obtenido es similar al resultado esperado.</text:span></text:p>
                </text:list-item>
              </text:list>
              <text:list xml:id="list8604640817383208529" text:style-name="L8">
                <text:list-item>
                  <text:p text:style-name="P104"><text:span text:style-name="T31">Bueno</text:span><text:span text:style-name="T33">: Cuando el resultado obtenido no fue el esperado, pero no ha provocado ninguna falla a nivel funcionamiento.</text:span></text:p>
                </text:list-item>
                <text:list-item>
                  <text:p text:style-name="P104"><text:span text:style-name="T31">Regular</text:span><text:span text:style-name="T33">: Cuando el resultado obtenido no fue el esperado, y ha provocado fallo leve en el funcionamiento.</text:span></text:p>
                </text:list-item>
                <text:list-item>
                  <text:p text:style-name="P105"><text:span text:style-name="T32">Malo:</text:span><text:span text:style-name="T52"> Cuando el resultado obtenido no fue el esperado, y ha provocado fallo grave en el funcionamiento, como por ejemplo la salida forzada del sistema.</text:span></text:p>
                </text:list-item>
              </text:list>
            </table:table-cell>
            <table:covered-table-cell/>
          </table:table-row>
        </table:table>
        <text:p text:style-name="P95"><text:line-break/><text:span text:style-name="T19">Figura </text:span><text:span text:style-name="T21">VI.C.1 </text:span><text:span text:style-name="T19">– </text:span><text:span text:style-name="T20">Plan de pruebas</text:span><text:span text:style-name="T19">.</text:span><text:line-break/></text:p>
        <text:p text:style-name="P95"/>
        <text:p text:style-name="P95"/>
        <text:p text:style-name="P95"/>
        <text:p text:style-name="P95"/>
        <text:p text:style-name="P95"/>
        <text:p text:style-name="P95"/>
        <text:p text:style-name="P95"/>
        <text:section text:style-name="Sect2" text:name="Sección4">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2" office:value-type="string">
                <text:p text:style-name="P55">F420-C</text:p>
                <text:p text:style-name="P55">19/10/201<text:span text:style-name="T57">5</text:span></text:p>
                <text:p text:style-name="P51"><text:span text:style-name="Fuente_20_de_20_párrafo_20_predeter.2"><text:span text:style-name="T42">Fecha de emisión</text:span></text:span></text:p>
              </table:table-cell>
              <table:covered-table-cell/>
              <table:table-cell table:style-name="Tabla5.C1" table:number-columns-spanned="3" office:value-type="string">
                <text:p text:style-name="P55">ESPECIFICACI<text:span text:style-name="T55">Ó</text:span>N DE LOS CASOS DE PRUEBA</text:p>
                <text:p text:style-name="P55">Proyecto: Proyecto Software.</text:p>
                <text:p text:style-name="P56">Programa: <text:span text:style-name="T30">Webbot para datos bibliométricos</text:span>. </text:p>
                <text:p text:style-name="P51"><text:span text:style-name="Fuente_20_de_20_párrafo_20_predeter.2"><text:span text:style-name="T42">Autor: Grupo </text:span></text:span><text:span text:style-name="Fuente_20_de_20_párrafo_20_predeter.2"><text:span text:style-name="T43">5.</text:span></text:span></text:p>
              </table:table-cell>
              <table:covered-table-cell/>
              <table:covered-table-cell/>
            </table:table-row>
            <table:table-row table:style-name="Tabla5.2">
              <table:table-cell table:style-name="Tabla5.A1" office:value-type="string">
                <text:p text:style-name="P88">Item</text:p>
              </table:table-cell>
              <table:table-cell table:style-name="Tabla5.A1" office:value-type="string">
                <text:p text:style-name="P88">Objetivo</text:p>
              </table:table-cell>
              <table:table-cell table:style-name="Tabla5.A1" office:value-type="string">
                <text:p text:style-name="P88">Acci<text:span text:style-name="T56">ó</text:span>n</text:p>
              </table:table-cell>
              <table:table-cell table:style-name="Tabla5.A1" office:value-type="string">
                <text:p text:style-name="P88">Entrada</text:p>
              </table:table-cell>
              <table:table-cell table:style-name="Tabla5.C1" office:value-type="string">
                <text:p text:style-name="P88">Resultado Esperado</text:p>
              </table:table-cell>
            </table:table-row>
            <table:table-row table:style-name="Tabla5.2">
              <table:table-cell table:style-name="Tabla5.A1" office:value-type="string">
                <text:p text:style-name="P89">1</text:p>
              </table:table-cell>
              <table:table-cell table:style-name="Tabla5.A1" office:value-type="string">
                <text:p text:style-name="P43">Capturar links de la p<text:span text:style-name="T80">á</text:span>gina.</text:p>
              </table:table-cell>
              <table:table-cell table:style-name="Tabla5.A1" office:value-type="string">
                <text:p text:style-name="P43">Recorrer la p<text:span text:style-name="T80">á</text:span>gina y guardar provisoriamente los links.</text:p>
              </table:table-cell>
              <table:table-cell table:style-name="Tabla5.A1" office:value-type="string">
                <text:p text:style-name="P29"><text:a xlink:type="simple" xlink:href="http://www.sac.org.ar/" text:style-name="Internet_20_link" text:visited-style-name="Visited_20_Internet_20_Link"><text:span text:style-name="T14">http://www.sac.org.ar/</text:span></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3">Almacenar provisoriamente todos los tag “&lt;a href=*/&gt;”.</text:p>
              </table:table-cell>
            </table:table-row>
            <table:table-row table:style-name="Tabla5.4">
              <table:table-cell table:style-name="Tabla5.A1" office:value-type="string">
                <text:p text:style-name="P89">2</text:p>
              </table:table-cell>
              <table:table-cell table:style-name="Tabla5.A1" office:value-type="string">
                <text:p text:style-name="P41">Extraer ISBN.</text:p>
              </table:table-cell>
              <table:table-cell table:style-name="Tabla5.A1" office:value-type="string">
                <text:p text:style-name="P24"><text:span text:style-name="T33">Obtener el ISBN de la </text:span><text:span text:style-name="T34">publicación.</text:span></text:p>
              </table:table-cell>
              <table:table-cell table:style-name="Tabla5.A1" office:value-type="string">
                <text:p text:style-name="P41"><text:a xlink:type="simple" xlink:href="http://www.sac.org.ar/" text:style-name="Internet_20_link" text:visited-style-name="Visited_20_Internet_20_Link">http://www.sac.org.ar/</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1">ISBN del paper.</text:p>
              </table:table-cell>
            </table:table-row>
            <table:table-row table:style-name="Tabla5.2">
              <table:table-cell table:style-name="Tabla5.A1" office:value-type="string">
                <text:p text:style-name="P89">3</text:p>
              </table:table-cell>
              <table:table-cell table:style-name="Tabla5.A1" office:value-type="string">
                <text:p text:style-name="P41"><text:span text:style-name="T53">Atrapar el</text:span> nombre de<text:span text:style-name="T54">l</text:span> autor/<text:span text:style-name="T54">autores.</text:span></text:p>
              </table:table-cell>
              <table:table-cell table:style-name="Tabla5.A1" office:value-type="string">
                <text:p text:style-name="P24"><text:span text:style-name="T33">Tomar el nombre del autor de una </text:span><text:span text:style-name="T34">publicación</text:span><text:span text:style-name="T33">, de una p</text:span><text:span text:style-name="T36">á</text:span><text:span text:style-name="T33">gina.</text:span></text:p>
              </table:table-cell>
              <table:table-cell table:style-name="Tabla5.A1" office:value-type="string">
                <text:p text:style-name="P41"><text:a xlink:type="simple" xlink:href="http://www.sac.org.ar/" text:style-name="Internet_20_link" text:visited-style-name="Visited_20_Internet_20_Link">http://www.sac.org.ar/</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1">Obtener el nombre del autor/autores.</text:p>
              </table:table-cell>
            </table:table-row>
            <table:table-row table:style-name="Tabla5.2">
              <table:table-cell table:style-name="Tabla5.A1" office:value-type="string">
                <text:p text:style-name="P89">4</text:p>
              </table:table-cell>
              <table:table-cell table:style-name="Tabla5.A1" office:value-type="string">
                <text:p text:style-name="P45">Capturar el título de la publicaci<text:span text:style-name="T78">ó</text:span>n.</text:p>
              </table:table-cell>
              <table:table-cell table:style-name="Tabla5.A1" office:value-type="string">
                <text:p text:style-name="P45">Diferenciar el nombre de la publicaci<text:span text:style-name="T78">ó</text:span>n y almacenarlo.</text:p>
              </table:table-cell>
              <table:table-cell table:style-name="Tabla5.A1" office:value-type="string">
                <text:p text:style-name="P42"><text:a xlink:type="simple" xlink:href="http://www.sac.org.ar/" text:style-name="Internet_20_link" text:visited-style-name="Visited_20_Internet_20_Link">http://www.sac.org.ar/</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5">título de la publicación, completo.</text:p>
              </table:table-cell>
            </table:table-row>
            <table:table-row table:style-name="Tabla5.2">
              <table:table-cell table:style-name="Tabla5.A1" office:value-type="string">
                <text:p text:style-name="P89">5</text:p>
              </table:table-cell>
              <table:table-cell table:style-name="Tabla5.A1" office:value-type="string">
                <text:p text:style-name="P45">Tomar el año de la publicación.</text:p>
              </table:table-cell>
              <table:table-cell table:style-name="Tabla5.A1" office:value-type="string">
                <text:p text:style-name="P45">Analizar el c<text:span text:style-name="T78">ó</text:span>digo y obtener el año del paper.</text:p>
              </table:table-cell>
              <table:table-cell table:style-name="Tabla5.A1" office:value-type="string">
                <text:p text:style-name="P42"><text:a xlink:type="simple" xlink:href="http://www.sac.org.ar/" text:style-name="Internet_20_link" text:visited-style-name="Visited_20_Internet_20_Link">http://www.sac.org.ar/</text:a></text:p>
                <text:p text:style-name="P46"><text:a xlink:type="simple" xlink:href="http://rinfi.fi.mdp.edu.ar/" text:style-name="Internet_20_link" text:visited-style-name="Visited_20_Internet_20_Link"><text:span text:style-name="T79">http://rinfi.fi.mdp.edu.ar/</text:span></text:a></text:p>
              </table:table-cell>
              <table:table-cell table:style-name="Tabla5.C1" office:value-type="string">
                <text:p text:style-name="P45">Obtener el año, en formato AAAA (A = numero entero de 0-9).</text:p>
              </table:table-cell>
            </table:table-row>
            <table:table-row table:style-name="Tabla5.2">
              <table:table-cell table:style-name="Tabla5.A1" office:value-type="string">
                <text:p text:style-name="P89">6</text:p>
              </table:table-cell>
              <table:table-cell table:style-name="Tabla5.A1" office:value-type="string">
                <text:p text:style-name="P41">Relacionar datos.</text:p>
              </table:table-cell>
              <table:table-cell table:style-name="Tabla5.A1" office:value-type="string">
                <text:p text:style-name="P41">Relacionar publicaci<text:span text:style-name="T88">o</text:span>nes, autores y links.</text:p>
              </table:table-cell>
              <table:table-cell table:style-name="Tabla5.A1" office:value-type="string">
                <text:p text:style-name="P34"><text:a xlink:type="simple" xlink:href="http://www.sac.org.ar/" text:style-name="Internet_20_link" text:visited-style-name="Visited_20_Internet_20_Link"><text:span text:style-name="T14">http://www.sac.org.ar/</text:span></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1">Se genera la relación de los datos obtenidos, para luego darle persistencia.</text:p>
              </table:table-cell>
            </table:table-row>
            <table:table-row table:style-name="Tabla5.2">
              <table:table-cell table:style-name="Tabla5.A1" office:value-type="string">
                <text:p text:style-name="P89">7</text:p>
              </table:table-cell>
              <table:table-cell table:style-name="Tabla5.A1" office:value-type="string">
                <text:p text:style-name="P43">Obtener links a archivos.</text:p>
              </table:table-cell>
              <table:table-cell table:style-name="Tabla5.A1" office:value-type="string">
                <text:p text:style-name="P43">Adquirir los links donde se encuentran los archivos de las publicaci<text:span text:style-name="T89">o</text:span>nes.</text:p>
              </table:table-cell>
              <table:table-cell table:style-name="Tabla5.A1" office:value-type="string">
                <text:p text:style-name="P29"><text:a xlink:type="simple" xlink:href="http://www.sac.org.ar/" text:style-name="Internet_20_link" text:visited-style-name="Visited_20_Internet_20_Link"><text:span text:style-name="T14">http://www.sac.org.ar/</text:span></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5">Links que apuntan a los archivos donde se encuentran las publicaci<text:span text:style-name="T89">o</text:span>nes.</text:p>
              </table:table-cell>
            </table:table-row>
            <table:table-row table:style-name="Tabla5.2">
              <table:table-cell table:style-name="Tabla5.A1" office:value-type="string">
                <text:p text:style-name="P89">8</text:p>
              </table:table-cell>
              <table:table-cell table:style-name="Tabla5.A1" office:value-type="string">
                <text:p text:style-name="P43">Capturar links de la página.</text:p>
              </table:table-cell>
              <table:table-cell table:style-name="Tabla5.A1" office:value-type="string">
                <text:p text:style-name="P43">Recorrer la página y guardar provisoriamente los links.</text:p>
              </table:table-cell>
              <table:table-cell table:style-name="Tabla5.A1" office:value-type="string">
                <text:p text:style-name="P29"><text:a xlink:type="simple" xlink:href="http://www.sac.org.ar/" text:style-name="Internet_20_link" text:visited-style-name="Visited_20_Internet_20_Link"><text:span text:style-name="T14">http://www.sac.org.ar/</text:span></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3">Almacenar provisoriamente todos los tag “&lt;a href=*/&gt;”.</text:p>
              </table:table-cell>
            </table:table-row>
            <table:table-row table:style-name="Tabla5.2">
              <table:table-cell table:style-name="Tabla5.A1" office:value-type="string">
                <text:p text:style-name="P89">9</text:p>
              </table:table-cell>
              <table:table-cell table:style-name="Tabla5.A1" office:value-type="string">
                <text:p text:style-name="P41">Extraer ISBN.</text:p>
              </table:table-cell>
              <table:table-cell table:style-name="Tabla5.A1" office:value-type="string">
                <text:p text:style-name="P24"><text:span text:style-name="T33">Obtener el ISBN de la </text:span><text:span text:style-name="T34">publicación.</text:span></text:p>
              </table:table-cell>
              <table:table-cell table:style-name="Tabla5.A1" office:value-type="string">
                <text:p text:style-name="P41"><text:a xlink:type="simple" xlink:href="http://www.sac.org.ar/" text:style-name="Internet_20_link" text:visited-style-name="Visited_20_Internet_20_Link">http://www.sac.org.ar/</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1">ISBN del paper.</text:p>
              </table:table-cell>
            </table:table-row>
            <table:table-row table:style-name="Tabla5.2">
              <table:table-cell table:style-name="Tabla5.A1" office:value-type="string">
                <text:p text:style-name="P93"><text:span text:style-name="T51"><text:s/></text:span><text:span text:style-name="T33">10</text:span></text:p>
              </table:table-cell>
              <table:table-cell table:style-name="Tabla5.A1" office:value-type="string">
                <text:p text:style-name="P41"><text:span text:style-name="T53">Atrapar el</text:span> nombre de<text:span text:style-name="T54">l</text:span> autor/<text:span text:style-name="T54">autores.</text:span></text:p>
              </table:table-cell>
              <table:table-cell table:style-name="Tabla5.A1" office:value-type="string">
                <text:p text:style-name="P24"><text:span text:style-name="T33">Tomar el nombre del autor de una </text:span><text:span text:style-name="T34">publicación</text:span><text:span text:style-name="T33">, de una página.</text:span></text:p>
              </table:table-cell>
              <table:table-cell table:style-name="Tabla5.A1" office:value-type="string">
                <text:p text:style-name="P41"><text:a xlink:type="simple" xlink:href="http://www.sac.org.ar/" text:style-name="Internet_20_link" text:visited-style-name="Visited_20_Internet_20_Link">http://www.sac.org.ar/</text:a></text:p>
                <text:p text:style-name="P44"><text:a xlink:type="simple" xlink:href="http://rinfi.fi.mdp.edu.ar/" text:style-name="Internet_20_link" text:visited-style-name="Visited_20_Internet_20_Link">http://rinfi.fi.mdp.edu.ar/</text:a></text:p>
              </table:table-cell>
              <table:table-cell table:style-name="Tabla5.C1" office:value-type="string">
                <text:p text:style-name="P41">Obtener el nombre del autor/autores.</text:p>
              </table:table-cell>
            </table:table-row>
            <table:table-row table:style-name="Tabla5.2">
              <table:table-cell table:style-name="Tabla5.A13" office:value-type="string">
                <text:p text:style-name="P92">11</text:p>
              </table:table-cell>
              <table:table-cell table:style-name="Tabla5.A13" office:value-type="string">
                <text:p text:style-name="P37">Instanciar un objeto con DjangoItem, a trav<text:span text:style-name="T81">é</text:span>s de Scrapy.</text:p>
                <text:p text:style-name="P37"/>
              </table:table-cell>
              <table:table-cell table:style-name="Tabla5.A13" office:value-type="string">
                <text:p text:style-name="P37">Crear un objeto “DjangoItem”, con la información <text:s/>obtenida por el crawler.</text:p>
              </table:table-cell>
              <table:table-cell table:style-name="Tabla5.A13" office:value-type="string">
                <text:p text:style-name="P37">Atributos del objeto “publicaci<text:span text:style-name="T87">o</text:span>nes”.</text:p>
              </table:table-cell>
              <table:table-cell table:style-name="Tabla5.E13" office:value-type="string">
                <text:p text:style-name="P38">Objeto “DjangoItem” creado.</text:p>
              </table:table-cell>
            </table:table-row>
            <table:table-row table:style-name="Tabla5.2">
              <table:table-cell table:style-name="Tabla5.A13" office:value-type="string">
                <text:p text:style-name="P92">12</text:p>
              </table:table-cell>
              <table:table-cell table:style-name="Tabla5.A13" office:value-type="string">
                <text:p text:style-name="P26">Guardar un objeto en la BD.</text:p>
                <text:p text:style-name="P26"/>
              </table:table-cell>
              <table:table-cell table:style-name="Tabla5.A13" office:value-type="string">
                <text:p text:style-name="P50"><text:span text:style-name="T47">S</text:span><text:span text:style-name="T46">e almacenar</text:span><text:span text:style-name="T48">á</text:span><text:span text:style-name="T46"> una instancia de “publicaci</text:span><text:span text:style-name="T49">o</text:span><text:span text:style-name="T46">nes” en la BD.</text:span></text:p>
                <text:p text:style-name="P37"/>
              </table:table-cell>
              <table:table-cell table:style-name="Tabla5.A13" office:value-type="string">
                <text:p text:style-name="P48">Objeto “Publicación”.</text:p>
              </table:table-cell>
              <table:table-cell table:style-name="Tabla5.E13" office:value-type="string">
                <text:p text:style-name="P37">Correcto almacenamiento de un objeto.</text:p>
              </table:table-cell>
            </table:table-row>
            <table:table-row table:style-name="Tabla5.2">
              <table:table-cell table:style-name="Tabla5.A13" office:value-type="string">
                <text:p text:style-name="P114">13</text:p>
              </table:table-cell>
              <table:table-cell table:style-name="Tabla5.A13" office:value-type="string">
                <text:p text:style-name="P115">Obtener toda la información almacenada en la base de datos.</text:p>
              </table:table-cell>
              <table:table-cell table:style-name="Tabla5.A13" office:value-type="string">
                <text:p text:style-name="P117">Recorrer la base de datos y traer todo su contenido.</text:p>
              </table:table-cell>
              <table:table-cell table:style-name="Tabla5.A13" office:value-type="string">
                <text:p text:style-name="P118">No aplica.</text:p>
              </table:table-cell>
              <table:table-cell table:style-name="Tabla5.E13" office:value-type="string">
                <text:p text:style-name="P119">Observar toda la información almacenada.</text:p>
              </table:table-cell>
            </table:table-row>
            <table:table-row table:style-name="Tabla5.2">
              <table:table-cell table:style-name="Tabla5.A13" office:value-type="string">
                <text:p text:style-name="P114">14</text:p>
              </table:table-cell>
              <table:table-cell table:style-name="Tabla5.A13" office:value-type="string">
                <text:p text:style-name="P115">Obtener toda la información almacenada filtrada por id.</text:p>
              </table:table-cell>
              <table:table-cell table:style-name="Tabla5.A13" office:value-type="string">
                <text:p text:style-name="P117">Tomar el id, recorrer la base de datos y traer toda la información asociada a ese id.</text:p>
              </table:table-cell>
              <table:table-cell table:style-name="Tabla5.A13" office:value-type="string">
                <text:p text:style-name="P118">No aplica.</text:p>
              </table:table-cell>
              <table:table-cell table:style-name="Tabla5.E13" office:value-type="string">
                <text:p text:style-name="P119">Observar la información filtrada por id.</text:p>
              </table:table-cell>
            </table:table-row>
          </table:table>
          <text:p text:style-name="P17"/>
          <text:p text:style-name="P16">Figura <text:span text:style-name="T95">VI.C.2 </text:span>– Especificación de casos de pruebas.</text:p>
          <text:p text:style-name="Text_20_body"/>
          <text:p text:style-name="Text_20_body"/>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a1.1">
              <table:table-cell table:style-name="Tabla1.A1" table:number-columns-spanned="2" office:value-type="string">
                <text:p text:style-name="P57">F420-D</text:p>
                <text:p text:style-name="P57">19/10/201<text:span text:style-name="T57">5</text:span></text:p>
                <text:p text:style-name="P52"><text:span text:style-name="Fuente_20_de_20_párrafo_20_predeter.2"><text:span text:style-name="T42">Fecha de emisión</text:span></text:span></text:p>
              </table:table-cell>
              <table:covered-table-cell/>
              <table:table-cell table:style-name="Tabla1.C1" table:number-columns-spanned="3" office:value-type="string">
                <text:p text:style-name="P57">CASO<text:span text:style-name="T94">S</text:span> DE PRUEBA EJECUTADO<text:span text:style-name="T94">S</text:span></text:p>
                <text:p text:style-name="P57">Proyecto: Proyecto Software.</text:p>
                <text:p text:style-name="P58">Programa: <text:span text:style-name="T30">Webbot para datos bibliométricos</text:span>. </text:p>
                <text:p text:style-name="P52"><text:span text:style-name="Fuente_20_de_20_párrafo_20_predeter.2"><text:span text:style-name="T42">Autor: Grupo </text:span></text:span><text:span text:style-name="Fuente_20_de_20_párrafo_20_predeter.2"><text:span text:style-name="T44">5.</text:span></text:span></text:p>
              </table:table-cell>
              <table:covered-table-cell/>
              <table:covered-table-cell/>
            </table:table-row>
            <table:table-row table:style-name="Tabla1.2">
              <table:table-cell table:style-name="Tabla1.A1" office:value-type="string">
                <text:p text:style-name="P23"><text:span text:style-name="Fuente_20_de_20_párrafo_20_predeter.2"><text:span text:style-name="T45">Item</text:span></text:span></text:p>
              </table:table-cell>
              <table:table-cell table:style-name="Tabla1.A1" office:value-type="string">
                <text:p text:style-name="P49">Acci<text:span text:style-name="T92">ó</text:span>n</text:p>
              </table:table-cell>
              <table:table-cell table:style-name="Tabla1.A1" office:value-type="string">
                <text:p text:style-name="P49">Entrada</text:p>
              </table:table-cell>
              <table:table-cell table:style-name="Tabla1.A1" office:value-type="string">
                <text:p text:style-name="P49">Resultado Esperado</text:p>
              </table:table-cell>
              <table:table-cell table:style-name="Tabla1.C1" office:value-type="string">
                <text:p text:style-name="P22"><text:span text:style-name="Fuente_20_de_20_párrafo_20_predeter.2"><text:span text:style-name="T45">Resultado Obtenido</text:span></text:span></text:p>
              </table:table-cell>
            </table:table-row>
            <table:table-row table:style-name="Tabla1.3">
              <table:table-cell table:style-name="Tabla1.A1" office:value-type="string">
                <text:p text:style-name="P90">1</text:p>
              </table:table-cell>
              <table:table-cell table:style-name="Tabla1.A1" office:value-type="string">
                <text:p text:style-name="P29">Capturar links de la página.</text:p>
              </table:table-cell>
              <table:table-cell table:style-name="Tabla1.A1" office:value-type="string">
                <text:p text:style-name="P30"><text:a xlink:type="simple" xlink:href="http://www.sac.org.ar/" text:style-name="Internet_20_link" text:visited-style-name="Visited_20_Internet_20_Link">http://www.sac.org.ar/</text:a></text:p>
                <text:p text:style-name="P32"><text:a xlink:type="simple" xlink:href="http://http://rinfi.fi.mdp.edu.ar/" text:style-name="Internet_20_link" text:visited-style-name="Visited_20_Internet_20_Link">http://rinfi.fi.mdp.edu.ar/</text:a></text:p>
                <text:p text:style-name="P32"/>
              </table:table-cell>
              <table:table-cell table:style-name="Tabla1.A1" office:value-type="string">
                <text:p text:style-name="P32">Almacenar los links del tipo &lt;a href/&gt; y luego recorrerlos.</text:p>
              </table:table-cell>
              <table:table-cell table:style-name="Tabla1.C1" office:value-type="string">
                <text:p text:style-name="P32">Se obtienen todos los links de la página.</text:p>
              </table:table-cell>
            </table:table-row>
            <table:table-row table:style-name="Tabla1.2">
              <table:table-cell table:style-name="Tabla1.A1" office:value-type="string">
                <text:p text:style-name="P90">2</text:p>
              </table:table-cell>
              <table:table-cell table:style-name="Tabla1.A1" office:value-type="string">
                <text:p text:style-name="P25">Extraer ISBN.</text:p>
              </table:table-cell>
              <table:table-cell table:style-name="Tabla1.A1" office:value-type="string">
                <text:p text:style-name="P41"><text:a xlink:type="simple" xlink:href="http://www.sac.org.ar/" text:style-name="Internet_20_link" text:visited-style-name="Visited_20_Internet_20_Link">http://www.sac.org.ar/</text:a></text:p>
                <text:p text:style-name="P32"><text:a xlink:type="simple" xlink:href="http://http://rinfi.fi.mdp.edu.ar/" text:style-name="Internet_20_link" text:visited-style-name="Visited_20_Internet_20_Link">http://rinfi.fi.mdp.edu.ar/</text:a></text:p>
                <text:p text:style-name="P32"/>
              </table:table-cell>
              <table:table-cell table:style-name="Tabla1.A1" office:value-type="string">
                <text:p text:style-name="P32">Extraer el ISBN de la página.</text:p>
              </table:table-cell>
              <table:table-cell table:style-name="Tabla1.C1" office:value-type="string">
                <text:p text:style-name="P32">Se obtienen todos los d<text:span text:style-name="T85">í</text:span>gitos del ISBN.</text:p>
              </table:table-cell>
            </table:table-row>
            <table:table-row table:style-name="Tabla1.2">
              <table:table-cell table:style-name="Tabla1.A1" office:value-type="string">
                <text:p text:style-name="P90">3</text:p>
              </table:table-cell>
              <table:table-cell table:style-name="Tabla1.A1" office:value-type="string">
                <text:p text:style-name="P25"><text:span text:style-name="T53">Atrapar el</text:span> nombre de<text:span text:style-name="T54">l</text:span> autor/<text:span text:style-name="T54">autores.</text:span></text:p>
              </table:table-cell>
              <table:table-cell table:style-name="Tabla1.A1" office:value-type="string">
                <text:p text:style-name="P41"><text:a xlink:type="simple" xlink:href="http://www.sac.org.ar/" text:style-name="Internet_20_link" text:visited-style-name="Visited_20_Internet_20_Link">http://www.sac.org.ar/</text:a></text:p>
                <text:p text:style-name="P32"><text:a xlink:type="simple" xlink:href="http://http://rinfi.fi.mdp.edu.ar/" text:style-name="Internet_20_link" text:visited-style-name="Visited_20_Internet_20_Link">http://rinfi.fi.mdp.edu.ar/</text:a></text:p>
                <text:p text:style-name="P32"/>
              </table:table-cell>
              <table:table-cell table:style-name="Tabla1.A1" office:value-type="string">
                <text:p text:style-name="P39">Recolectar el nombre de el/los autor/es.</text:p>
              </table:table-cell>
              <table:table-cell table:style-name="Tabla1.C1" office:value-type="string">
                <text:p text:style-name="P47">Se capturan los nombres correctamente.</text:p>
              </table:table-cell>
            </table:table-row>
            <table:table-row table:style-name="Tabla1.2">
              <table:table-cell table:style-name="Tabla1.A1" office:value-type="string">
                <text:p text:style-name="P90">4</text:p>
              </table:table-cell>
              <table:table-cell table:style-name="Tabla1.A1" office:value-type="string">
                <text:p text:style-name="P36">Capturar el título de la <text:span text:style-name="T82">publicación.</text:span></text:p>
              </table:table-cell>
              <table:table-cell table:style-name="Tabla1.A1" office:value-type="string">
                <text:p text:style-name="P42"><text:a xlink:type="simple" xlink:href="http://www.sac.org.ar/" text:style-name="Internet_20_link" text:visited-style-name="Visited_20_Internet_20_Link">http://www.sac.org.ar/</text:a></text:p>
                <text:p text:style-name="P32"><text:a xlink:type="simple" xlink:href="http://rinfi.fi.mdp.edu.ar/" text:style-name="Internet_20_link" text:visited-style-name="Visited_20_Internet_20_Link">http://rinfi.fi.mdp.edu.ar/</text:a></text:p>
                <text:p text:style-name="P32"/>
              </table:table-cell>
              <table:table-cell table:style-name="Tabla1.A1" office:value-type="string">
                <text:p text:style-name="P39">Obtener el título de la publicaci<text:span text:style-name="T85">ó</text:span>n cient<text:span text:style-name="T85">í</text:span>fica.</text:p>
              </table:table-cell>
              <table:table-cell table:style-name="Tabla1.C1" office:value-type="string">
                <text:p text:style-name="P39">Captura correcta del título.</text:p>
              </table:table-cell>
            </table:table-row>
            <table:table-row table:style-name="Tabla1.2">
              <table:table-cell table:style-name="Tabla1.A1" office:value-type="string">
                <text:p text:style-name="P90">5</text:p>
              </table:table-cell>
              <table:table-cell table:style-name="Tabla1.A1" office:value-type="string">
                <text:p text:style-name="P36">Tomar el año de la publicación.</text:p>
              </table:table-cell>
              <table:table-cell table:style-name="Tabla1.A1" office:value-type="string">
                <text:p text:style-name="P42"><text:a xlink:type="simple" xlink:href="http://www.sac.org.ar/" text:style-name="Internet_20_link" text:visited-style-name="Visited_20_Internet_20_Link">http://www.sac.org.ar/</text:a></text:p>
                <text:p text:style-name="P32"><text:a xlink:type="simple" xlink:href="http://rinfi.fi.mdp.edu.ar/" text:style-name="Internet_20_link" text:visited-style-name="Visited_20_Internet_20_Link">http://rinfi.fi.mdp.edu.ar/</text:a></text:p>
              </table:table-cell>
              <table:table-cell table:style-name="Tabla1.A1" office:value-type="string">
                <text:p text:style-name="P39">Tomar correctamente el año de la publicaci<text:span text:style-name="T85">ó</text:span>n.</text:p>
                <text:p text:style-name="P28"/>
              </table:table-cell>
              <table:table-cell table:style-name="Tabla1.C1" office:value-type="string">
                <text:p text:style-name="P39">El año es obtenido en el formato AAAA ( donde A es un entero de 0 a 9).</text:p>
              </table:table-cell>
            </table:table-row>
            <table:table-row table:style-name="Tabla1.2">
              <table:table-cell table:style-name="Tabla1.A1" office:value-type="string">
                <text:p text:style-name="P90">6</text:p>
              </table:table-cell>
              <table:table-cell table:style-name="Tabla1.A1" office:value-type="string">
                <text:p text:style-name="P34">Relacionar datos.</text:p>
              </table:table-cell>
              <table:table-cell table:style-name="Tabla1.A1" office:value-type="string">
                <text:p text:style-name="P35"><text:a xlink:type="simple" xlink:href="http://www.sac.org.ar/" text:style-name="Internet_20_link" text:visited-style-name="Visited_20_Internet_20_Link">http://www.sac.org.ar/</text:a></text:p>
                <text:p text:style-name="P33"><text:a xlink:type="simple" xlink:href="http://rinfi.fi.mdp.edu.ar/" text:style-name="Internet_20_link" text:visited-style-name="Visited_20_Internet_20_Link">http://rinfi.fi.mdp.edu.ar/</text:a></text:p>
              </table:table-cell>
              <table:table-cell table:style-name="Tabla1.A1" office:value-type="string">
                <text:p text:style-name="P39">Establecer las relaciones para luego darle persistencia.</text:p>
              </table:table-cell>
              <table:table-cell table:style-name="Tabla1.C1" office:value-type="string">
                <text:p text:style-name="P39">Las relaciones se establecen correctamente.</text:p>
              </table:table-cell>
            </table:table-row>
            <table:table-row table:style-name="Tabla1.2">
              <table:table-cell table:style-name="Tabla1.A1" office:value-type="string">
                <text:p text:style-name="P90">7</text:p>
              </table:table-cell>
              <table:table-cell table:style-name="Tabla1.A1" office:value-type="string">
                <text:p text:style-name="P29">Obtener links a archivos.</text:p>
              </table:table-cell>
              <table:table-cell table:style-name="Tabla1.A1" office:value-type="string">
                <text:p text:style-name="P31"><text:a xlink:type="simple" xlink:href="http://www.sac.org.ar/" text:style-name="Internet_20_link" text:visited-style-name="Visited_20_Internet_20_Link">http://www.sac.org.ar/</text:a></text:p>
                <text:p text:style-name="P33"><text:a xlink:type="simple" xlink:href="http://rinfi.fi.mdp.edu.ar/" text:style-name="Internet_20_link" text:visited-style-name="Visited_20_Internet_20_Link">http://rinfi.fi.mdp.edu.ar/</text:a></text:p>
              </table:table-cell>
              <table:table-cell table:style-name="Tabla1.A1" office:value-type="string">
                <text:p text:style-name="P39">Capturar los links a los archivos donde se encuentran las publicaci<text:span text:style-name="T87">o</text:span>nes.</text:p>
              </table:table-cell>
              <table:table-cell table:style-name="Tabla1.C1" office:value-type="string">
                <text:p text:style-name="P40">Los links se obtienen correctamente.</text:p>
              </table:table-cell>
            </table:table-row>
            <table:table-row table:style-name="Tabla1.2">
              <table:table-cell table:style-name="Tabla1.A1" office:value-type="string">
                <text:p text:style-name="P90">8</text:p>
              </table:table-cell>
              <table:table-cell table:style-name="Tabla1.A1" office:value-type="string">
                <text:p text:style-name="P29">Capturar links de la página.</text:p>
              </table:table-cell>
              <table:table-cell table:style-name="Tabla1.A1" office:value-type="string">
                <text:p text:style-name="P30"><text:a xlink:type="simple" xlink:href="http://www.sac.org.ar/" text:style-name="Internet_20_link" text:visited-style-name="Visited_20_Internet_20_Link">http://www.sac.org.ar/</text:a></text:p>
                <text:p text:style-name="P32"><text:a xlink:type="simple" xlink:href="http://http://rinfi.fi.mdp.edu.ar/" text:style-name="Internet_20_link" text:visited-style-name="Visited_20_Internet_20_Link">http://rinfi.fi.mdp.edu.ar/</text:a></text:p>
                <text:p text:style-name="P32"/>
              </table:table-cell>
              <table:table-cell table:style-name="Tabla1.A1" office:value-type="string">
                <text:p text:style-name="P32">Almacenar los links del tipo &lt;a href/&gt; y luego recorrerlos.</text:p>
              </table:table-cell>
              <table:table-cell table:style-name="Tabla1.C1" office:value-type="string">
                <text:p text:style-name="P32">Se obtienen todos los links de la página.</text:p>
              </table:table-cell>
            </table:table-row>
            <table:table-row table:style-name="Tabla1.2">
              <table:table-cell table:style-name="Tabla1.A1" office:value-type="string">
                <text:p text:style-name="P90">9</text:p>
              </table:table-cell>
              <table:table-cell table:style-name="Tabla1.A1" office:value-type="string">
                <text:p text:style-name="P25">Extraer ISBN.</text:p>
              </table:table-cell>
              <table:table-cell table:style-name="Tabla1.A1" office:value-type="string">
                <text:p text:style-name="P41"><text:a xlink:type="simple" xlink:href="http://www.sac.org.ar/" text:style-name="Internet_20_link" text:visited-style-name="Visited_20_Internet_20_Link">http://www.sac.org.ar/</text:a></text:p>
                <text:p text:style-name="P32"><text:a xlink:type="simple" xlink:href="http://http://rinfi.fi.mdp.edu.ar/" text:style-name="Internet_20_link" text:visited-style-name="Visited_20_Internet_20_Link">http://rinfi.fi.mdp.edu.ar/</text:a></text:p>
                <text:p text:style-name="P32"/>
              </table:table-cell>
              <table:table-cell table:style-name="Tabla1.A1" office:value-type="string">
                <text:p text:style-name="P32">Extraer el ISBN de la página.</text:p>
              </table:table-cell>
              <table:table-cell table:style-name="Tabla1.C1" office:value-type="string">
                <text:p text:style-name="P32">Se obtienen todos los d<text:span text:style-name="T83">í</text:span>gitos del ISBN.</text:p>
              </table:table-cell>
            </table:table-row>
            <table:table-row table:style-name="Tabla1.2">
              <table:table-cell table:style-name="Tabla1.A1" office:value-type="string">
                <text:p text:style-name="P90">10</text:p>
              </table:table-cell>
              <table:table-cell table:style-name="Tabla1.A1" office:value-type="string">
                <text:p text:style-name="P25"><text:span text:style-name="T53">Atrapar el</text:span> nombre de<text:span text:style-name="T54">l</text:span> autor/<text:span text:style-name="T54">autores.</text:span></text:p>
              </table:table-cell>
              <table:table-cell table:style-name="Tabla1.A1" office:value-type="string">
                <text:p text:style-name="P41"><text:a xlink:type="simple" xlink:href="http://www.sac.org.ar/" text:style-name="Internet_20_link" text:visited-style-name="Visited_20_Internet_20_Link">http://www.sac.org.ar/</text:a></text:p>
                <text:p text:style-name="P32"><text:a xlink:type="simple" xlink:href="http://http://rinfi.fi.mdp.edu.ar/" text:style-name="Internet_20_link" text:visited-style-name="Visited_20_Internet_20_Link">http://rinfi.fi.mdp.edu.ar/</text:a></text:p>
                <text:p text:style-name="P32"/>
              </table:table-cell>
              <table:table-cell table:style-name="Tabla1.A1" office:value-type="string">
                <text:p text:style-name="P39">Recolectar el nombre de el/los autor/es.</text:p>
              </table:table-cell>
              <table:table-cell table:style-name="Tabla1.C1" office:value-type="string">
                <text:p text:style-name="P47">Se capturan los nombres correctamente.</text:p>
              </table:table-cell>
            </table:table-row>
            <table:table-row table:style-name="Tabla1.2">
              <table:table-cell table:style-name="Tabla1.A13" office:value-type="string">
                <text:p text:style-name="P91">1<text:span text:style-name="T84">1</text:span></text:p>
              </table:table-cell>
              <table:table-cell table:style-name="Tabla1.A13" office:value-type="string">
                <text:p text:style-name="P37">Instanciar un objeto con DjangoItem, a trav<text:span text:style-name="T84">és</text:span> de Scrapy.</text:p>
                <text:p text:style-name="P37"/>
              </table:table-cell>
              <table:table-cell table:style-name="Tabla1.A13" office:value-type="string">
                <text:p text:style-name="P37">Atributos del objeto “publicaci<text:span text:style-name="T87">o</text:span>nes”.</text:p>
              </table:table-cell>
              <table:table-cell table:style-name="Tabla1.A13" office:value-type="string">
                <text:p text:style-name="P38">Objeto “DjangoItem” creado.</text:p>
              </table:table-cell>
              <table:table-cell table:style-name="Tabla1.E13" office:value-type="string">
                <text:p text:style-name="P38">Objeto creado satisfactoriamente.</text:p>
              </table:table-cell>
            </table:table-row>
            <table:table-row table:style-name="Tabla1.2">
              <table:table-cell table:style-name="Tabla1.A13" office:value-type="string">
                <text:p text:style-name="P91">1<text:span text:style-name="T84">2</text:span></text:p>
              </table:table-cell>
              <table:table-cell table:style-name="Tabla1.A13" office:value-type="string">
                <text:p text:style-name="P26">Guardar un objeto en la B<text:span text:style-name="T86">D.</text:span></text:p>
                <text:p text:style-name="P26"/>
              </table:table-cell>
              <table:table-cell table:style-name="Tabla1.A13" office:value-type="string">
                <text:p text:style-name="P27"><text:span text:style-name="T15">Objeto “Publicaci</text:span><text:span text:style-name="T16">ó</text:span><text:span text:style-name="T15">n”.</text:span></text:p>
              </table:table-cell>
              <table:table-cell table:style-name="Tabla1.A13" office:value-type="string">
                <text:p text:style-name="P37">Correcto almacenamiento de un objeto.</text:p>
              </table:table-cell>
              <table:table-cell table:style-name="Tabla1.E13" office:value-type="string">
                <text:p text:style-name="P38">El objeto se almacena correctamente.</text:p>
              </table:table-cell>
            </table:table-row>
            <table:table-row table:style-name="Tabla1.2">
              <table:table-cell table:style-name="Tabla1.A13" office:value-type="string">
                <text:p text:style-name="P114">13</text:p>
              </table:table-cell>
              <table:table-cell table:style-name="Tabla1.A13" office:value-type="string">
                <text:p text:style-name="P115">Obtener toda la información almacenada en la base de datos.</text:p>
              </table:table-cell>
              <table:table-cell table:style-name="Tabla1.A13" office:value-type="string">
                <text:p text:style-name="P116">No aplica.</text:p>
              </table:table-cell>
              <table:table-cell table:style-name="Tabla1.A13" office:value-type="string">
                <text:p text:style-name="P119">Observar toda la información almacenada.</text:p>
              </table:table-cell>
              <table:table-cell table:style-name="Tabla1.E13" office:value-type="string">
                <text:p text:style-name="P120">Se muestra toda la información almacenada.</text:p>
              </table:table-cell>
            </table:table-row>
            <table:table-row table:style-name="Tabla1.2">
              <table:table-cell table:style-name="Tabla1.A13" office:value-type="string">
                <text:p text:style-name="P114">14</text:p>
              </table:table-cell>
              <table:table-cell table:style-name="Tabla1.A13" office:value-type="string">
                <text:p text:style-name="P115">Obtener toda la información almacenada filtrada por id.</text:p>
              </table:table-cell>
              <table:table-cell table:style-name="Tabla1.A13" office:value-type="string">
                <text:p text:style-name="P116">No aplica.</text:p>
              </table:table-cell>
              <table:table-cell table:style-name="Tabla1.A13" office:value-type="string">
                <text:p text:style-name="P119">Observar la información filtrada por id.</text:p>
              </table:table-cell>
              <table:table-cell table:style-name="Tabla1.E13" office:value-type="string">
                <text:p text:style-name="P120">Se muestra la información filtrada por id.</text:p>
              </table:table-cell>
            </table:table-row>
          </table:table>
          <text:p text:style-name="Text_20_body_20__28_user_29_"/>
          <text:p text:style-name="P64">Figura <text:span text:style-name="T95">VI.C.3 </text:span>– E<text:span text:style-name="T94">jecu</text:span>ción de casos de pruebas.</text:p>
          <text:p text:style-name="P63"/>
          <text:p text:style-name="P63"/>
          <text:p text:style-name="P63"/>
          <text:p text:style-name="P63"/>
          <table:table table:name="Tabla2" table:style-name="Tabla2">
            <table:table-column table:style-name="Tabla2.A"/>
            <table:table-column table:style-name="Tabla2.B"/>
            <text:soft-page-break/>
            <table:table-row table:style-name="Tabla2.1">
              <table:table-cell table:style-name="Tabla2.A1" office:value-type="string">
                <text:p text:style-name="P59">F420-E</text:p>
                <text:p text:style-name="P59">19/10/201<text:span text:style-name="T90">5</text:span></text:p>
                <text:p text:style-name="P61"><text:span text:style-name="Fuente_20_de_20_párrafo_20_predeter.2"><text:span text:style-name="T33">Fecha de emisión</text:span></text:span></text:p>
              </table:table-cell>
              <table:table-cell table:style-name="Tabla2.B1" office:value-type="string">
                <text:p text:style-name="P59">INFORME DE PRUEBA</text:p>
                <text:p text:style-name="P59">Proyecto: Proyecto Software.</text:p>
                <text:p text:style-name="P60">Programa: <text:span text:style-name="T17">Webbot para datos bibliométricos</text:span><text:span text:style-name="T14">. </text:span></text:p>
                <text:p text:style-name="P61"><text:span text:style-name="Fuente_20_de_20_párrafo_20_predeter.2"><text:span text:style-name="T33">Autor: Grupo </text:span></text:span><text:span text:style-name="Fuente_20_de_20_párrafo_20_predeter.2"><text:span text:style-name="T41">5.</text:span></text:span></text:p>
              </table:table-cell>
            </table:table-row>
            <table:table-row table:style-name="Tabla2.2">
              <table:table-cell table:style-name="Tabla2.B1" table:number-columns-spanned="2" office:value-type="string">
                <text:p text:style-name="P94"><text:span text:style-name="Fuente_20_de_20_párrafo_20_predeter.2"><text:span text:style-name="T50">Comentarios de la prueba: </text:span></text:span><text:span text:style-name="Fuente_20_de_20_párrafo_20_predeter.2"><text:span text:style-name="T46">Los resultados fueron en su mayoría los esperados, si bien en algunos casos no se alcanzó el criterio más alto, el sistema funciona correctamente satisfaciendo todos los ítems que se propusieron al inicio de las pruebas.</text:span></text:span></text:p>
                <text:p text:style-name="P94"><text:span text:style-name="Fuente_20_de_20_párrafo_20_predeter.2"><text:span text:style-name="T50">Recomendaciones: </text:span></text:span><text:span text:style-name="Fuente_20_de_20_párrafo_20_predeter.2"><text:span text:style-name="T46">No hay recomendaciones.</text:span></text:span></text:p>
              </table:table-cell>
              <table:covered-table-cell/>
            </table:table-row>
          </table:table>
          <text:p text:style-name="P64"/>
          <text:p text:style-name="P64">Figura <text:span text:style-name="T95">VI.C.4</text:span> – <text:span text:style-name="T94">Conclusión</text:span>.</text:p>
          <text:p text:style-name="P65"/>
          <text:p text:style-name="P65"/>
          <text:p text:style-name="P65"/>
          <text:p text:style-name="P65"/>
          <text:p text:style-name="P65"/>
          <table:table table:name="Tabla3" table:style-name="Tabla3">
            <table:table-column table:style-name="Tabla3.A"/>
            <table:table-column table:style-name="Tabla3.B"/>
            <table:table-column table:style-name="Tabla3.C"/>
            <table:table-column table:style-name="Tabla3.D"/>
            <table:table-row>
              <table:table-cell table:style-name="Tabla3.A1" table:number-rows-spanned="2" office:value-type="string">
                <text:p text:style-name="P70">Versión</text:p>
              </table:table-cell>
              <table:table-cell table:style-name="Tabla3.B1" table:number-columns-spanned="3" office:value-type="string">
                <text:p text:style-name="P70">Detalle de la versión</text:p>
              </table:table-cell>
              <table:covered-table-cell/>
              <table:covered-table-cell/>
            </table:table-row>
            <table:table-row>
              <table:covered-table-cell/>
              <table:table-cell table:style-name="Tabla3.B2" office:value-type="string">
                <text:p text:style-name="P70">Descripción</text:p>
              </table:table-cell>
              <table:table-cell table:style-name="Tabla3.B2" office:value-type="string">
                <text:p text:style-name="P7">Autor</text:p>
              </table:table-cell>
              <table:table-cell table:style-name="Tabla3.D2" office:value-type="string">
                <text:p text:style-name="P70">Fecha</text:p>
              </table:table-cell>
            </table:table-row>
            <table:table-row>
              <table:table-cell table:style-name="Tabla3.B2" office:value-type="string">
                <text:p text:style-name="P66">1.00.001</text:p>
              </table:table-cell>
              <table:table-cell table:style-name="Tabla3.B2" office:value-type="string">
                <text:p text:style-name="P69">Primera entrega</text:p>
              </table:table-cell>
              <table:table-cell table:style-name="Tabla3.B2" office:value-type="string">
                <text:p text:style-name="P66">NRodríguez</text:p>
              </table:table-cell>
              <table:table-cell table:style-name="Tabla3.D2" office:value-type="string">
                <text:p text:style-name="P66"><text:span text:style-name="T23">10</text:span>/<text:span text:style-name="T23">1</text:span>0/15</text:p>
              </table:table-cell>
            </table:table-row>
            <table:table-row>
              <table:table-cell table:style-name="Tabla3.B2" office:value-type="string">
                <text:p text:style-name="P68">1.00.002</text:p>
              </table:table-cell>
              <table:table-cell table:style-name="Tabla3.B2" office:value-type="string">
                <text:p text:style-name="P68"><text:span text:style-name="T91">Re-elaboración</text:span> del documento desde cero.</text:p>
              </table:table-cell>
              <table:table-cell table:style-name="Tabla3.B2" office:value-type="string">
                <text:p text:style-name="P67">NRodríguez</text:p>
              </table:table-cell>
              <table:table-cell table:style-name="Tabla3.D2" office:value-type="string">
                <text:p text:style-name="P68">28/10/15</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 svg:font-family="Calibri" style:font-family-generic="roman" style:font-pitch="variable"/>
    <style:font-face style:name="Helvetica-Condensed-Thin" svg:font-family="Helvetica-Condensed-Thin, Helv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Título_20_1" style:display-name="Título 1" style:family="paragraph" style:parent-style-name="Heading" style:default-outline-level="1">
      <style:paragraph-properties fo:hyphenation-ladder-count="no-limit"/>
      <style:text-properties fo:hyphenate="false" fo:hyphenation-remain-char-count="2" fo:hyphenation-push-char-count="2"/>
    </style:style>
    <style:style style:name="Título_20_2" style:display-name="Título 2" style:family="paragraph" style:parent-style-name="Heading" style:default-outline-level="2">
      <style:paragraph-properties fo:hyphenation-ladder-count="no-limit"/>
      <style:text-properties fo:hyphenate="false" fo:hyphenation-remain-char-count="2" fo:hyphenation-push-char-count="2"/>
    </style:style>
    <style:style style:name="Título_20_3" style:display-name="Título 3" style:family="paragraph" style:parent-style-name="Heading" style:default-outline-level="3">
      <style:paragraph-properties fo:hyphenation-ladder-count="no-limit"/>
      <style:text-properties fo:hyphenate="false" fo:hyphenation-remain-char-count="2" fo:hyphenation-push-char-count="2"/>
    </style:style>
    <style:style style:name="Título_20_4" style:display-name="Título 4" style:family="paragraph" style:parent-style-name="Heading" style:default-outline-level="4">
      <style:paragraph-properties fo:hyphenation-ladder-count="no-limit"/>
      <style:text-properties fo:hyphenate="false" fo:hyphenation-remain-char-count="2" fo:hyphenation-push-char-count="2"/>
    </style:style>
    <style:style style:name="Título_20_5" style:display-name="Título 5" style:family="paragraph" style:parent-style-name="Heading" style:default-outline-level="5">
      <style:paragraph-properties fo:hyphenation-ladder-count="no-limit"/>
      <style:text-properties fo:hyphenate="false" fo:hyphenation-remain-char-count="2" fo:hyphenation-push-char-count="2"/>
    </style:style>
    <style:style style:name="Título_20_6" style:display-name="Título 6" style:family="paragraph" style:parent-style-name="Heading" style:default-outline-level="6">
      <style:paragraph-properties fo:hyphenation-ladder-count="no-limit"/>
      <style:text-properties fo:hyphenate="false" fo:hyphenation-remain-char-count="2" fo:hyphenation-push-char-count="2"/>
    </style:style>
    <style:style style:name="Título_20_7" style:display-name="Título 7" style:family="paragraph" style:parent-style-name="Heading" style:default-outline-level="7">
      <style:paragraph-properties fo:hyphenation-ladder-count="no-limit"/>
      <style:text-properties fo:hyphenate="false" fo:hyphenation-remain-char-count="2" fo:hyphenation-push-char-count="2"/>
    </style:style>
    <style:style style:name="Título_20_8" style:display-name="Título 8" style:family="paragraph" style:parent-style-name="Heading" style:default-outline-level="8">
      <style:paragraph-properties fo:hyphenation-ladder-count="no-limit"/>
      <style:text-properties fo:hyphenate="false" fo:hyphenation-remain-char-count="2" fo:hyphenation-push-char-count="2"/>
    </style:style>
    <style:style style:name="Título_20_9" style:display-name="Título 9" style:family="paragraph" style:parent-style-name="Heading" style:default-outline-level="9">
      <style:paragraph-properties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Heading" style:family="paragraph" style:parent-style-name="Standard" style:class="text">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1" style:font-family-complex="Arial" style:font-family-generic-complex="swiss"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1" style:font-family-complex="Arial" style:font-family-generic-complex="swiss" style:font-pitch-complex="variable" fo:hyphenate="false" fo:hyphenation-remain-char-count="2" fo:hyphenation-push-char-count="2"/>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Default" style:family="paragraph">
      <style:paragraph-properties fo:margin-top="0cm" fo:margin-bottom="0cm" loext:contextual-spacing="false" fo:line-height="100%" fo:orphans="2" fo:widows="2" fo:hyphenation-ladder-count="no-limit"/>
      <style:text-properties fo:color="#000000" style:font-name="Helvetica-Condensed-Thin" fo:font-family="Helvetica-Condensed-Thin, Helve"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Helvetica-Condensed-Thin" style:font-family-complex="Helvetica-Condensed-Thin, Helve" style:font-family-generic-complex="roman"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Puesto" style:family="paragraph" style:parent-style-name="Heading">
      <style:paragraph-properties fo:hyphenation-ladder-count="no-limit"/>
      <style:text-properties fo:hyphenate="false" fo:hyphenation-remain-char-count="2" fo:hyphenation-push-char-count="2"/>
    </style:style>
    <style:style style:name="Subtitle" style:family="paragraph" style:parent-style-name="Heading" style:class="chapter">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Text_20_body_20__28_user_29_" style:display-name="Text body (user)" style:family="paragraph" style:parent-style-name="Standard">
      <style:paragraph-properties fo:margin-left="0cm" fo:margin-right="0cm" fo:margin-top="0cm" fo:margin-bottom="0.011cm" loext:contextual-spacing="false" fo:line-height="100%" fo:text-align="justify" style:justify-single-word="false" fo:hyphenation-ladder-count="no-limit" fo:text-indent="0.508cm" style:auto-text-indent="false"/>
      <style:text-properties style:font-name="Times New Roman" fo:font-family="'Times New Roman'" style:font-family-generic="roman" style:font-pitch="variable" fo:font-size="10pt" style:font-name-asian="SimSun1" style:font-family-asian="SimSun, 宋体" style:font-family-generic-asian="system" style:font-pitch-asian="variable" style:font-size-asian="10pt" style:language-asian="zh" style:country-asian="CN" style:font-name-complex="Times New Roman" style:font-family-complex="'Times New Roman'" style:font-family-generic-complex="roman" style:font-pitch-complex="variable" style:font-size-complex="10pt" fo:hyphenate="false" fo:hyphenation-remain-char-count="2" fo:hyphenation-push-char-count="2"/>
    </style:style>
    <style:style style:name="bullet_20_list" style:display-name="bullet list" style:family="paragraph" style:parent-style-name="Text_20_body" style:list-style-name="WWNum5">
      <style:paragraph-properties fo:hyphenation-ladder-count="no-limit"/>
      <style:text-properties fo:hyphenate="false" fo:hyphenation-remain-char-count="2" fo:hyphenation-push-char-count="2"/>
    </style:style>
    <style:style style:name="Heading_20_10" style:display-name="Heading 10" style:family="paragraph" style:parent-style-name="Heading" style:class="text">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hyphenation-ladder-count="no-limit"/>
      <style:text-properties fo:hyphenate="false" fo:hyphenation-remain-char-count="2" fo:hyphenation-push-char-count="2"/>
    </style:style>
    <style:style style:name="List_20_Heading" style:display-name="List Heading" style:family="paragraph" style:parent-style-name="Standard"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Header_20_left" style:display-name="Header left" style:family="paragraph" style:parent-style-name="Standard" style:class="extra">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hyphenation-ladder-count="no-limit"/>
      <style:text-properties fo:hyphenate="false" fo:hyphenation-remain-char-count="2" fo:hyphenation-push-char-count="2"/>
    </style:style>
    <style:style style:name="Saludo" style:family="paragraph" style:parent-style-name="Standard">
      <style:paragraph-properties fo:hyphenation-ladder-count="no-limit"/>
      <style:text-properties fo:hyphenate="false" fo:hyphenation-remain-char-count="2" fo:hyphenation-push-char-count="2"/>
    </style:style>
    <style:style style:name="Horizontal_20_Line" style:display-name="Horizontal Line" style:family="paragraph" style:parent-style-name="Standard" style:class="html">
      <style:paragraph-properties fo:hyphenation-ladder-count="no-limit"/>
      <style:text-properties fo:hyphenate="false" fo:hyphenation-remain-char-count="2" fo:hyphenation-push-char-count="2"/>
    </style:style>
    <style:style style:name="Footnote" style:family="paragraph" style:parent-style-name="Standard" style:class="extra">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hyphenation-ladder-count="no-limit"/>
      <style:text-properties fo:hyphenate="false" fo:hyphenation-remain-char-count="2" fo:hyphenation-push-char-count="2"/>
    </style:style>
    <style:style style:name="Footer_20_right" style:display-name="Footer right" style:family="paragraph" style:parent-style-name="Standard" style:class="extra">
      <style:paragraph-properties fo:hyphenation-ladder-count="no-limit"/>
      <style:text-properties fo:hyphenate="false" fo:hyphenation-remain-char-count="2" fo:hyphenation-push-char-count="2"/>
    </style:style>
    <style:style style:name="Footer_20_left" style:display-name="Footer left" style:family="paragraph" style:parent-style-name="Standard" style:class="extra">
      <style:paragraph-properties fo:hyphenation-ladder-count="no-limit"/>
      <style:text-properties fo:hyphenate="false" fo:hyphenation-remain-char-count="2" fo:hyphenation-push-char-count="2"/>
    </style:style>
    <style:style style:name="Sender" style:family="paragraph" style:parent-style-name="Standard" style:class="extra">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Bibliography_20_Heading" style:display-name="Bibliography Heading" style:family="paragraph" style:parent-style-name="Heading" style:class="index">
      <style:paragraph-properties fo:hyphenation-ladder-count="no-limit"/>
      <style:text-properties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style:text-properties fo:hyphenate="false" fo:hyphenation-remain-char-count="2" fo:hyphenation-push-char-count="2"/>
    </style:style>
    <style:style style:name="Título_20_de_20_índice" style:display-name="Título de índice" style:family="paragraph" style:parent-style-name="Heading">
      <style:paragraph-properties fo:hyphenation-ladder-count="no-limit"/>
      <style:text-properties fo:hyphenate="false" fo:hyphenation-remain-char-count="2" fo:hyphenation-push-char-count="2"/>
    </style:style>
    <style:style style:name="Object_20_index_20_heading" style:display-name="Object index heading" style:family="paragraph" style:parent-style-name="Heading" style:class="index">
      <style:paragraph-properties fo:hyphenation-ladder-count="no-limit"/>
      <style:text-properties fo:hyphenate="false" fo:hyphenation-remain-char-count="2" fo:hyphenation-push-char-count="2"/>
    </style:style>
    <style:style style:name="Table_20_index_20_heading" style:display-name="Table index heading" style:family="paragraph" style:parent-style-name="Heading" style:class="index">
      <style:paragraph-properties fo:hyphenation-ladder-count="no-limit"/>
      <style:text-properties fo:hyphenate="false" fo:hyphenation-remain-char-count="2" fo:hyphenation-push-char-count="2"/>
    </style:style>
    <style:style style:name="User_20_Index_20_Heading" style:display-name="User Index Heading" style:family="paragraph" style:parent-style-name="Heading" style:class="index">
      <style:paragraph-properties fo:hyphenation-ladder-count="no-limit"/>
      <style:text-properties fo:hyphenate="false" fo:hyphenation-remain-char-count="2" fo:hyphenation-push-char-count="2"/>
    </style:style>
    <style:style style:name="Illustration_20_Index_20_Heading" style:display-name="Illustration Index Heading" style:family="paragraph" style:parent-style-name="Heading" style:class="index">
      <style:paragraph-properties fo:hyphenation-ladder-count="no-limit"/>
      <style:text-properties fo:hyphenate="false" fo:hyphenation-remain-char-count="2" fo:hyphenation-push-char-count="2"/>
    </style:style>
    <style:style style:name="List_20_Indent" style:display-name="List Indent" style:family="paragraph" style:parent-style-name="Text_20_body"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Text_20_body" style:class="text">
      <style:paragraph-properties fo:hyphenation-ladder-count="no-limit"/>
      <style:text-properties fo:hyphenate="false" fo:hyphenation-remain-char-count="2" fo:hyphenation-push-char-count="2"/>
    </style:style>
    <style:style style:name="First_20_line_20_indent" style:display-name="First line indent" style:family="paragraph" style:parent-style-name="Text_20_body" style:class="text">
      <style:paragraph-properties fo:hyphenation-ladder-count="no-limit"/>
      <style:text-properties fo:hyphenate="false" fo:hyphenation-remain-char-count="2" fo:hyphenation-push-char-count="2"/>
    </style:style>
    <style:style style:name="Hanging_20_indent" style:display-name="Hanging indent" style:family="paragraph" style:parent-style-name="Text_20_body" style:class="tex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Descripción" style:class="extra">
      <style:paragraph-properties fo:hyphenation-ladder-count="no-limit"/>
      <style:text-properties fo:hyphenate="false" fo:hyphenation-remain-char-count="2" fo:hyphenation-push-char-count="2"/>
    </style:style>
    <style:style style:name="Illustration" style:family="paragraph" style:parent-style-name="Descripción" style:class="extra">
      <style:paragraph-properties fo:hyphenation-ladder-count="no-limit"/>
      <style:text-properties fo:hyphenate="false" fo:hyphenation-remain-char-count="2" fo:hyphenation-push-char-count="2"/>
    </style:style>
    <style:style style:name="Table" style:family="paragraph" style:parent-style-name="Descripción" style:class="extra">
      <style:paragraph-properties fo:hyphenation-ladder-count="no-limit"/>
      <style:text-properties fo:hyphenate="false" fo:hyphenation-remain-char-count="2" fo:hyphenation-push-char-count="2"/>
    </style:style>
    <style:style style:name="Text" style:family="paragraph" style:parent-style-name="Descripción" style:class="extra">
      <style:paragraph-properties fo:hyphenation-ladder-count="no-limit"/>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py" style:display-name="table copy" style:family="paragraph" style:default-outline-level="">
      <style:paragraph-properties fo:margin-top="0cm" fo:margin-bottom="0cm" loext:contextual-spacing="false" fo:line-height="100%" fo:text-align="justify" style:justify-single-word="false" fo:orphans="2" fo:widows="2" fo:hyphenation-ladder-count="no-limit" style:writing-mode="lr-tb"/>
      <style:text-properties style:font-name="Times New Roman" fo:font-family="'Times New Roman'" style:font-family-generic="roman" style:font-pitch="variable" fo:font-size="8pt" style:letter-kerning="true" style:font-name-asian="SimSun" style:font-family-asian="SimSun" style:font-family-generic-asian="system" style:font-pitch-asian="variable" style:font-size-asian="8pt" style:language-asian="zh" style:country-asian="CN" style:font-name-complex="Times New Roman1" style:font-family-complex="'Times New Roman'" style:font-family-generic-complex="system" style:font-pitch-complex="variable" style:font-size-complex="8pt" fo:hyphenate="false" fo:hyphenation-remain-char-count="2" fo:hyphenation-push-char-count="2"/>
    </style:style>
    <style:style style:name="Salutation" style:family="paragraph" style:parent-style-name="Standard" style:class="text">
      <style:paragraph-properties text:number-lines="false" text:line-number="0"/>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Calibri" fo:font-family="Calibri" style:font-family-generic="roman" style:font-pitch="variable" style:font-name-asian="Calibri1" style:font-family-asian="Calibri"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LO-Normal1" style:family="paragraph" style:default-outline-level="">
      <style:paragraph-properties fo:margin-top="0cm" fo:margin-bottom="0cm" loext:contextual-spacing="false" fo:line-height="100%" fo:text-align="center" style:justify-single-word="false" fo:orphans="0" fo:widows="0" fo:hyphenation-ladder-count="no-limit"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3" style:family="text">
      <style:text-properties fo:color="#000000" fo:font-size="8.5pt" style:font-size-asian="8.5pt" style:font-name-complex="Helvetica-Condensed-Thin" style:font-family-complex="Helvetica-Condensed-Thin, Helve" style:font-family-generic-complex="roman" style:font-pitch-complex="variable" style:font-size-complex="8.5pt"/>
    </style:style>
    <style:style style:name="Page_20_Number" style:display-name="Page Numbe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ullet_20_Symbols_20__28_user_29_" style:display-name="Bullet Symbols (user)" style:family="text"/>
    <style:style style:name="WW_5f_CharLFO3LVL1" style:display-name="WW_CharLFO3LVL1" style:family="text">
      <style:text-properties fo:font-size="4pt" style:font-size-asian="4pt"/>
    </style:style>
    <style:style style:name="WW_5f_CharLFO7LVL2" style:display-name="WW_CharLFO7LVL2" style:family="text">
      <style:text-properties style:font-name-complex="Courier New" style:font-family-complex="'Courier New'" style:font-family-generic-complex="modern" style:font-pitch-complex="fixed"/>
    </style:style>
    <style:style style:name="WW_5f_CharLFO7LVL5" style:display-name="WW_CharLFO7LVL5" style:family="text">
      <style:text-properties style:font-name-complex="Courier New" style:font-family-complex="'Courier New'" style:font-family-generic-complex="modern" style:font-pitch-complex="fixed"/>
    </style:style>
    <style:style style:name="WW_5f_CharLFO7LVL8" style:display-name="WW_CharLFO7LVL8" style:family="text">
      <style:text-properties style:font-name-complex="Courier New" style:font-family-complex="'Courier New'" style:font-family-generic-complex="modern" style:font-pitch-complex="fixed"/>
    </style:style>
    <style:style style:name="WW_5f_CharLFO8LVL2" style:display-name="WW_CharLFO8LVL2" style:family="text">
      <style:text-properties style:font-name-complex="Courier New" style:font-family-complex="'Courier New'" style:font-family-generic-complex="modern" style:font-pitch-complex="fixed"/>
    </style:style>
    <style:style style:name="WW_5f_CharLFO8LVL5" style:display-name="WW_CharLFO8LVL5" style:family="text">
      <style:text-properties style:font-name-complex="Courier New" style:font-family-complex="'Courier New'" style:font-family-generic-complex="modern" style:font-pitch-complex="fixed"/>
    </style:style>
    <style:style style:name="WW_5f_CharLFO8LVL8" style:display-name="WW_CharLFO8LVL8" style:family="text">
      <style:text-properties style:font-name-complex="Courier New" style:font-family-complex="'Courier New'" style:font-family-generic-complex="modern" style:font-pitch-complex="fixed"/>
    </style:style>
    <style:style style:name="WW_5f_CharLFO9LVL2" style:display-name="WW_CharLFO9LVL2" style:family="text">
      <style:text-properties style:font-name-complex="Courier New" style:font-family-complex="'Courier New'" style:font-family-generic-complex="modern" style:font-pitch-complex="fixed"/>
    </style:style>
    <style:style style:name="WW_5f_CharLFO9LVL5" style:display-name="WW_CharLFO9LVL5" style:family="text">
      <style:text-properties style:font-name-complex="Courier New" style:font-family-complex="'Courier New'" style:font-family-generic-complex="modern" style:font-pitch-complex="fixed"/>
    </style:style>
    <style:style style:name="WW_5f_CharLFO9LVL8" style:display-name="WW_CharLFO9LVL8" style:family="text">
      <style:text-properties style:font-name-complex="Courier New" style:font-family-complex="'Courier New'" style:font-family-generic-complex="modern" style:font-pitch-complex="fixed"/>
    </style:style>
    <style:style style:name="WW_5f_CharLFO12LVL1" style:display-name="WW_CharLFO1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fo:font-size="9.5pt" style:font-size-asian="9.5pt"/>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3LVL1" style:display-name="WW_CharLFO23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24LVL1" style:display-name="WW_CharLFO24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uente_20_de_20_párrafo_20_predeter.2" style:display-name="Fuente de párrafo predeter.2"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Bullet_20_Symbols" text:bullet-char="•">
        <style:list-level-properties text:list-level-position-and-space-mode="label-alignment" fo:text-align="end">
          <style:list-level-label-alignment text:label-followed-by="listtab" fo:text-indent="-0.635cm" fo:margin-left="2.173cm"/>
        </style:list-level-properties>
        <style:text-properties style:font-name="StarSymbol1"/>
      </text:list-level-style-bullet>
      <text:list-level-style-number text:level="2" style:num-suffix="." style:num-format="a" style:num-letter-sync="true">
        <style:list-level-properties text:list-level-position-and-space-mode="label-alignment">
          <style:list-level-label-alignment text:label-followed-by="listtab" fo:text-indent="-0.635cm" fo:margin-left="3.44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71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8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25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52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9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6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3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fo:text-align="end">
          <style:list-level-label-alignment text:label-followed-by="listtab" fo:text-indent="-0.635cm" fo:margin-left="1.538cm"/>
        </style:list-level-properties>
        <style:text-properties style:font-name="StarSymbol1"/>
      </text:list-level-style-bullet>
      <text:list-level-style-number text:level="2" style:num-suffix="." style:num-format="a" style:num-letter-sync="true">
        <style:list-level-properties text:list-level-position-and-space-mode="label-alignment">
          <style:list-level-label-alignment text:label-followed-by="listtab" fo:text-indent="-0.635cm" fo:margin-left="2.8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3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6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4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text:start-value="6">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52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79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06cm"/>
        </style:list-level-properties>
      </text:list-level-style-bullet>
      <text:list-level-style-bullet text:level="4" text:bullet-char="">
        <style:list-level-properties text:list-level-position-and-space-mode="label-alignment">
          <style:list-level-label-alignment text:label-followed-by="listtab" fo:text-indent="-0.635cm" fo:margin-left="5.33cm"/>
        </style:list-level-properties>
      </text:list-level-style-bullet>
      <text:list-level-style-bullet text:level="5" text:style-name="WW_5f_CharLFO7LVL5" text:bullet-char="o">
        <style:list-level-properties text:list-level-position-and-space-mode="label-alignment">
          <style:list-level-label-alignment text:label-followed-by="listtab" fo:text-indent="-0.635cm" fo:margin-left="6.6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87cm"/>
        </style:list-level-properties>
      </text:list-level-style-bullet>
      <text:list-level-style-bullet text:level="7" text:bullet-char="">
        <style:list-level-properties text:list-level-position-and-space-mode="label-alignment">
          <style:list-level-label-alignment text:label-followed-by="listtab" fo:text-indent="-0.635cm" fo:margin-left="9.14cm"/>
        </style:list-level-properties>
      </text:list-level-style-bullet>
      <text:list-level-style-bullet text:level="8" text:style-name="WW_5f_CharLFO7LVL8" text:bullet-char="o">
        <style:list-level-properties text:list-level-position-and-space-mode="label-alignment">
          <style:list-level-label-alignment text:label-followed-by="listtab" fo:text-indent="-0.635cm" fo:margin-left="10.41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6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614cm"/>
        </style:list-level-properties>
      </text:list-level-style-bullet>
      <text:list-level-style-bullet text:level="2" text:style-name="WW_5f_CharLFO8LVL2" text:bullet-char="o">
        <style:list-level-properties text:list-level-position-and-space-mode="label-alignment">
          <style:list-level-label-alignment text:label-followed-by="listtab" fo:text-indent="-0.635cm" fo:margin-left="2.88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4.154cm"/>
        </style:list-level-properties>
      </text:list-level-style-bullet>
      <text:list-level-style-bullet text:level="4" text:bullet-char="">
        <style:list-level-properties text:list-level-position-and-space-mode="label-alignment">
          <style:list-level-label-alignment text:label-followed-by="listtab" fo:text-indent="-0.635cm" fo:margin-left="5.424cm"/>
        </style:list-level-properties>
      </text:list-level-style-bullet>
      <text:list-level-style-bullet text:level="5" text:style-name="WW_5f_CharLFO8LVL5" text:bullet-char="o">
        <style:list-level-properties text:list-level-position-and-space-mode="label-alignment">
          <style:list-level-label-alignment text:label-followed-by="listtab" fo:text-indent="-0.635cm" fo:margin-left="6.69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964cm"/>
        </style:list-level-properties>
      </text:list-level-style-bullet>
      <text:list-level-style-bullet text:level="7" text:bullet-char="">
        <style:list-level-properties text:list-level-position-and-space-mode="label-alignment">
          <style:list-level-label-alignment text:label-followed-by="listtab" fo:text-indent="-0.635cm" fo:margin-left="9.234cm"/>
        </style:list-level-properties>
      </text:list-level-style-bullet>
      <text:list-level-style-bullet text:level="8" text:style-name="WW_5f_CharLFO8LVL8" text:bullet-char="o">
        <style:list-level-properties text:list-level-position-and-space-mode="label-alignment">
          <style:list-level-label-alignment text:label-followed-by="listtab" fo:text-indent="-0.635cm" fo:margin-left="10.50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884cm"/>
        </style:list-level-properties>
      </text:list-level-style-bullet>
      <text:list-level-style-bullet text:level="2" text:style-name="WW_5f_CharLFO9LVL2" text:bullet-char="o">
        <style:list-level-properties text:list-level-position-and-space-mode="label-alignment">
          <style:list-level-label-alignment text:label-followed-by="listtab" fo:text-indent="-0.635cm" fo:margin-left="4.1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5.424cm"/>
        </style:list-level-properties>
      </text:list-level-style-bullet>
      <text:list-level-style-bullet text:level="4" text:bullet-char="">
        <style:list-level-properties text:list-level-position-and-space-mode="label-alignment">
          <style:list-level-label-alignment text:label-followed-by="listtab" fo:text-indent="-0.635cm" fo:margin-left="6.694cm"/>
        </style:list-level-properties>
      </text:list-level-style-bullet>
      <text:list-level-style-bullet text:level="5" text:style-name="WW_5f_CharLFO9LVL5" text:bullet-char="o">
        <style:list-level-properties text:list-level-position-and-space-mode="label-alignment">
          <style:list-level-label-alignment text:label-followed-by="listtab" fo:text-indent="-0.635cm" fo:margin-left="7.964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9.234cm"/>
        </style:list-level-properties>
      </text:list-level-style-bullet>
      <text:list-level-style-bullet text:level="7" text:bullet-char="">
        <style:list-level-properties text:list-level-position-and-space-mode="label-alignment">
          <style:list-level-label-alignment text:label-followed-by="listtab" fo:text-indent="-0.635cm" fo:margin-left="10.504cm"/>
        </style:list-level-properties>
      </text:list-level-style-bullet>
      <text:list-level-style-bullet text:level="8" text:style-name="WW_5f_CharLFO9LVL8" text:bullet-char="o">
        <style:list-level-properties text:list-level-position-and-space-mode="label-alignment">
          <style:list-level-label-alignment text:label-followed-by="listtab" fo:text-indent="-0.635cm" fo:margin-left="11.774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3.0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justify" style:justify-single-word="false"/>
      <style:text-properties fo:language="es" fo:country="AR"/>
    </style:style>
    <style:style style:name="MP2" style:family="paragraph" style:parent-style-name="Default">
      <style:paragraph-properties fo:margin-left="-1.251cm" fo:margin-right="0.63cm" fo:text-indent="0cm" style:auto-text-indent="false">
        <style:tab-stops/>
      </style:paragraph-properties>
    </style:style>
    <style:style style:name="MP3" style:family="paragraph" style:parent-style-name="Footer">
      <style:paragraph-properties fo:text-align="end" style:justify-single-word="false"/>
    </style:style>
    <style:style style:name="MT1" style:family="text">
      <style:text-properties style:font-name="Times New Roman" fo:font-size="8pt" fo:language="es" fo:country="AR" style:font-size-asian="8pt" style:font-name-complex="Times New Roman" style:font-size-complex="8pt"/>
    </style:style>
    <style:style style:name="MT2" style:family="text">
      <style:text-properties style:font-name="Times New Roman" fo:font-size="8pt" fo:language="es" fo:country="AR" fo:font-style="italic" style:font-size-asian="8pt" style:font-style-asian="italic" style:font-name-complex="Times New Roman" style:font-size-complex="8pt"/>
    </style:style>
    <style:style style:name="MT3" style:family="text">
      <style:text-properties fo:language="es" fo:country="A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A3"><text:span text:style-name="MT1">De Domingo Gonzalo, Guastadisegni Federico, Rodríguez Nahuel. 2015</text:span></text:span><text:span text:style-name="A3"><text:span text:style-name="MT2">. Análisis de Sistema</text:span></text:span><text:span text:style-name="A3"><text:span text:style-name="MT1">. Revista Latinoamericana de Ingeniería de Software, 1(1): 1-3, ISSN 2314-2642. </text:span></text:span><text:span text:style-name="Fuente_20_de_20_párrafo_20_predeter."><text:span text:style-name="MT1">P</text:span></text:span><text:span text:style-name="A3"><text:span text:style-name="MT1">royecto Software, Universidad Nacional de Lanús.</text:span></text:span></text:p>
        <text:p text:style-name="MP3"><text:span text:style-name="Fuente_20_de_20_párrafo_20_predeter."><text:span text:style-name="MT3"><text:page-number text:select-page="current">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15-09-20T14:29:55.628000000</meta:creation-date>
    <meta:editing-cycles>116</meta:editing-cycles>
    <meta:editing-duration>PT4H30M12S</meta:editing-duration>
    <dc:date>2015-11-03T12:35:59.469000000</dc:date>
    <meta:document-statistic meta:table-count="5" meta:image-count="0" meta:object-count="0" meta:page-count="5" meta:paragraph-count="299" meta:word-count="1677" meta:character-count="11443" meta:non-whitespace-character-count="990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